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2"/>
          <table:table-cell table:style-name="ce2" office:value-type="string" calcext:value-type="string">
            <text:p>OP Code</text:p>
          </table:table-cell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addressing</text:p>
          </table:table-cell>
          <table:table-cell table:style-name="ce2" office:value-type="string" calcext:value-type="string">
            <text:p>bytes</text:p>
          </table:table-cell>
          <table:table-cell table:style-name="ce2" office:value-type="string" calcext:value-type="string">
            <text:p>cycles</text:p>
          </table:table-cell>
          <table:table-cell table:style-name="ce2"/>
          <table:table-cell/>
          <table:table-cell table:style-name="ce2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table:number-columns-repeated="1638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table:number-columns-repeated="1638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table:number-columns-repeated="1638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table:number-columns-repeated="1638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table:number-columns-repeated="1638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table:number-columns-repeated="1638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table:number-columns-repeated="1638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table:number-columns-repeated="1638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table:number-columns-repeated="1638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table:number-columns-repeated="1638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table:number-columns-repeated="1638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table:number-columns-repeated="1638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table:number-columns-repeated="1638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table:number-columns-repeated="1638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table:number-columns-repeated="1638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table:number-columns-repeated="1638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table:number-columns-repeated="1638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b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table:number-columns-repeated="1638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table:number-columns-repeated="1638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table:number-columns-repeated="1638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table:number-columns-repeated="1638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table:number-columns-repeated="1638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table:number-columns-repeated="1638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table:number-columns-repeated="1638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table:number-columns-repeated="1638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table:number-columns-repeated="1638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table:number-columns-repeated="1638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table:number-columns-repeated="1638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m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in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table:number-columns-repeated="1638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table:number-columns-repeated="1638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table:number-columns-repeated="1638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table:number-columns-repeated="1638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table:number-columns-repeated="1638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table:number-columns-repeated="1638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table:number-columns-repeated="1638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office:value-type="string" calcext:value-type="string">
            <text:p>CLV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table:number-columns-repeated="1638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table:number-columns-repeated="1638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table:number-columns-repeated="1638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table:number-columns-repeated="1638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table:number-columns-repeated="1638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table:number-columns-repeated="1638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table:number-columns-repeated="1638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table:number-columns-repeated="1638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table:number-columns-repeated="1638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table:number-columns-repeated="1638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table:number-columns-repeated="1638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table:number-columns-repeated="1638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table:number-columns-repeated="1638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table:number-columns-repeated="1638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table:number-columns-repeated="1638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table:number-columns-repeated="1638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table:number-columns-repeated="1638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table:number-columns-repeated="1638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table:number-columns-repeated="1638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table:number-columns-repeated="1638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table:number-columns-repeated="1638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&quot;;&quot;do_&quot;&amp;[$OpCodes.C2]&amp;&quot;_&quot;&amp;[$OpCodes.D2])&amp;&quot;, &quot;&amp;CHAR(9)&amp;&quot;// 0x&quot;&amp;[$OpCodes.B2]" office:value-type="string" office:string-value="do_BRK_impl, &#9;// 0x00" calcext:value-type="string">
            <text:p>do_BRK_impl, <text:tab/>// 0x00</text:p>
          </table:table-cell>
        </table:table-row>
        <table:table-row table:style-name="ro1">
          <table:table-cell table:formula="of:=IF(ISBLANK([$OpCodes.C3]);&quot;do_NOP_impl&quot;;&quot;do_&quot;&amp;[$OpCodes.C3]&amp;&quot;_&quot;&amp;[$OpCodes.D3])&amp;&quot;, &quot;&amp;CHAR(9)&amp;&quot;// 0x&quot;&amp;[$OpCodes.B3]" office:value-type="string" office:string-value="do_NOP_impl, &#9;// 0x01" calcext:value-type="string">
            <text:p>do_NOP_impl, <text:tab/>// 0x01</text:p>
          </table:table-cell>
        </table:table-row>
        <table:table-row table:style-name="ro1">
          <table:table-cell table:formula="of:=IF(ISBLANK([$OpCodes.C4]);&quot;do_NOP_impl&quot;;&quot;do_&quot;&amp;[$OpCodes.C4]&amp;&quot;_&quot;&amp;[$OpCodes.D4])&amp;&quot;, &quot;&amp;CHAR(9)&amp;&quot;// 0x&quot;&amp;[$OpCodes.B4]" office:value-type="string" office:string-value="do_NOP_impl, &#9;// 0x02" calcext:value-type="string">
            <text:p>do_NOP_impl, <text:tab/>// 0x02</text:p>
          </table:table-cell>
        </table:table-row>
        <table:table-row table:style-name="ro1">
          <table:table-cell table:formula="of:=IF(ISBLANK([$OpCodes.C5]);&quot;do_NOP_impl&quot;;&quot;do_&quot;&amp;[$OpCodes.C5]&amp;&quot;_&quot;&amp;[$OpCodes.D5])&amp;&quot;, &quot;&amp;CHAR(9)&amp;&quot;// 0x&quot;&amp;[$OpCodes.B5]" office:value-type="string" office:string-value="do_NOP_impl, &#9;// 0x03" calcext:value-type="string">
            <text:p>do_NOP_impl, <text:tab/>// 0x03</text:p>
          </table:table-cell>
        </table:table-row>
        <table:table-row table:style-name="ro1">
          <table:table-cell table:formula="of:=IF(ISBLANK([$OpCodes.C6]);&quot;do_NOP_impl&quot;;&quot;do_&quot;&amp;[$OpCodes.C6]&amp;&quot;_&quot;&amp;[$OpCodes.D6])&amp;&quot;, &quot;&amp;CHAR(9)&amp;&quot;// 0x&quot;&amp;[$OpCodes.B6]" office:value-type="string" office:string-value="do_NOP_impl, &#9;// 0x04" calcext:value-type="string">
            <text:p>do_NOP_impl, <text:tab/>// 0x04</text:p>
          </table:table-cell>
        </table:table-row>
        <table:table-row table:style-name="ro1">
          <table:table-cell table:formula="of:=IF(ISBLANK([$OpCodes.C7]);&quot;do_NOP_impl&quot;;&quot;do_&quot;&amp;[$OpCodes.C7]&amp;&quot;_&quot;&amp;[$OpCodes.D7])&amp;&quot;, &quot;&amp;CHAR(9)&amp;&quot;// 0x&quot;&amp;[$OpCodes.B7]" office:value-type="string" office:string-value="do_NOP_impl, &#9;// 0x05" calcext:value-type="string">
            <text:p>do_NOP_impl, <text:tab/>// 0x05</text:p>
          </table:table-cell>
        </table:table-row>
        <table:table-row table:style-name="ro1">
          <table:table-cell table:formula="of:=IF(ISBLANK([$OpCodes.C8]);&quot;do_NOP_impl&quot;;&quot;do_&quot;&amp;[$OpCodes.C8]&amp;&quot;_&quot;&amp;[$OpCodes.D8])&amp;&quot;, &quot;&amp;CHAR(9)&amp;&quot;// 0x&quot;&amp;[$OpCodes.B8]" office:value-type="string" office:string-value="do_NOP_impl, &#9;// 0x06" calcext:value-type="string">
            <text:p>do_NOP_impl, <text:tab/>// 0x06</text:p>
          </table:table-cell>
        </table:table-row>
        <table:table-row table:style-name="ro1">
          <table:table-cell table:formula="of:=IF(ISBLANK([$OpCodes.C9]);&quot;do_NOP_impl&quot;;&quot;do_&quot;&amp;[$OpCodes.C9]&amp;&quot;_&quot;&amp;[$OpCodes.D9])&amp;&quot;, &quot;&amp;CHAR(9)&amp;&quot;// 0x&quot;&amp;[$OpCodes.B9]" office:value-type="string" office:string-value="do_NOP_impl, &#9;// 0x07" calcext:value-type="string">
            <text:p>do_NOP_impl, <text:tab/>// 0x07</text:p>
          </table:table-cell>
        </table:table-row>
        <table:table-row table:style-name="ro1">
          <table:table-cell table:formula="of:=IF(ISBLANK([$OpCodes.C10]);&quot;do_NOP_impl&quot;;&quot;do_&quot;&amp;[$OpCodes.C10]&amp;&quot;_&quot;&amp;[$OpCodes.D10])&amp;&quot;, &quot;&amp;CHAR(9)&amp;&quot;// 0x&quot;&amp;[$OpCodes.B10]" office:value-type="string" office:string-value="do_NOP_impl, &#9;// 0x08" calcext:value-type="string">
            <text:p>do_NOP_impl, <text:tab/>// 0x08</text:p>
          </table:table-cell>
        </table:table-row>
        <table:table-row table:style-name="ro1">
          <table:table-cell table:formula="of:=IF(ISBLANK([$OpCodes.C11]);&quot;do_NOP_impl&quot;;&quot;do_&quot;&amp;[$OpCodes.C11]&amp;&quot;_&quot;&amp;[$OpCodes.D11])&amp;&quot;, &quot;&amp;CHAR(9)&amp;&quot;// 0x&quot;&amp;[$OpCodes.B11]" office:value-type="string" office:string-value="do_NOP_impl, &#9;// 0x09" calcext:value-type="string">
            <text:p>do_NOP_impl, <text:tab/>// 0x09</text:p>
          </table:table-cell>
        </table:table-row>
        <table:table-row table:style-name="ro1">
          <table:table-cell table:formula="of:=IF(ISBLANK([$OpCodes.C12]);&quot;do_NOP_impl&quot;;&quot;do_&quot;&amp;[$OpCodes.C12]&amp;&quot;_&quot;&amp;[$OpCodes.D12])&amp;&quot;, &quot;&amp;CHAR(9)&amp;&quot;// 0x&quot;&amp;[$OpCodes.B12]" office:value-type="string" office:string-value="do_NOP_impl, &#9;// 0x0A" calcext:value-type="string">
            <text:p>do_NOP_impl, <text:tab/>// 0x0A</text:p>
          </table:table-cell>
        </table:table-row>
        <table:table-row table:style-name="ro1">
          <table:table-cell table:formula="of:=IF(ISBLANK([$OpCodes.C13]);&quot;do_NOP_impl&quot;;&quot;do_&quot;&amp;[$OpCodes.C13]&amp;&quot;_&quot;&amp;[$OpCodes.D13])&amp;&quot;, &quot;&amp;CHAR(9)&amp;&quot;// 0x&quot;&amp;[$OpCodes.B13]" office:value-type="string" office:string-value="do_NOP_impl, &#9;// 0x0B" calcext:value-type="string">
            <text:p>do_NOP_impl, <text:tab/>// 0x0B</text:p>
          </table:table-cell>
        </table:table-row>
        <table:table-row table:style-name="ro1">
          <table:table-cell table:formula="of:=IF(ISBLANK([$OpCodes.C14]);&quot;do_NOP_impl&quot;;&quot;do_&quot;&amp;[$OpCodes.C14]&amp;&quot;_&quot;&amp;[$OpCodes.D14])&amp;&quot;, &quot;&amp;CHAR(9)&amp;&quot;// 0x&quot;&amp;[$OpCodes.B14]" office:value-type="string" office:string-value="do_NOP_impl, &#9;// 0x0C" calcext:value-type="string">
            <text:p>do_NOP_impl, <text:tab/>// 0x0C</text:p>
          </table:table-cell>
        </table:table-row>
        <table:table-row table:style-name="ro1">
          <table:table-cell table:formula="of:=IF(ISBLANK([$OpCodes.C15]);&quot;do_NOP_impl&quot;;&quot;do_&quot;&amp;[$OpCodes.C15]&amp;&quot;_&quot;&amp;[$OpCodes.D15])&amp;&quot;, &quot;&amp;CHAR(9)&amp;&quot;// 0x&quot;&amp;[$OpCodes.B15]" office:value-type="string" office:string-value="do_NOP_impl, &#9;// 0x0D" calcext:value-type="string">
            <text:p>do_NOP_impl, <text:tab/>// 0x0D</text:p>
          </table:table-cell>
        </table:table-row>
        <table:table-row table:style-name="ro1">
          <table:table-cell table:formula="of:=IF(ISBLANK([$OpCodes.C16]);&quot;do_NOP_impl&quot;;&quot;do_&quot;&amp;[$OpCodes.C16]&amp;&quot;_&quot;&amp;[$OpCodes.D16])&amp;&quot;, &quot;&amp;CHAR(9)&amp;&quot;// 0x&quot;&amp;[$OpCodes.B16]" office:value-type="string" office:string-value="do_NOP_impl, &#9;// 0x0E" calcext:value-type="string">
            <text:p>do_NOP_impl, <text:tab/>// 0x0E</text:p>
          </table:table-cell>
        </table:table-row>
        <table:table-row table:style-name="ro1">
          <table:table-cell table:formula="of:=IF(ISBLANK([$OpCodes.C17]);&quot;do_NOP_impl&quot;;&quot;do_&quot;&amp;[$OpCodes.C17]&amp;&quot;_&quot;&amp;[$OpCodes.D17])&amp;&quot;, &quot;&amp;CHAR(9)&amp;&quot;// 0x&quot;&amp;[$OpCodes.B17]" office:value-type="string" office:string-value="do_NOP_impl, &#9;// 0x0F" calcext:value-type="string">
            <text:p>do_NOP_impl, <text:tab/>// 0x0F</text:p>
          </table:table-cell>
        </table:table-row>
        <table:table-row table:style-name="ro1">
          <table:table-cell table:formula="of:=IF(ISBLANK([$OpCodes.C18]);&quot;do_NOP_impl&quot;;&quot;do_&quot;&amp;[$OpCodes.C18]&amp;&quot;_&quot;&amp;[$OpCodes.D18])&amp;&quot;, &quot;&amp;CHAR(9)&amp;&quot;// 0x&quot;&amp;[$OpCodes.B18]" office:value-type="string" office:string-value="do_BPL_rel, &#9;// 0x10" calcext:value-type="string">
            <text:p>do_BPL_rel, <text:tab/>// 0x10</text:p>
          </table:table-cell>
        </table:table-row>
        <table:table-row table:style-name="ro1">
          <table:table-cell table:formula="of:=IF(ISBLANK([$OpCodes.C19]);&quot;do_NOP_impl&quot;;&quot;do_&quot;&amp;[$OpCodes.C19]&amp;&quot;_&quot;&amp;[$OpCodes.D19])&amp;&quot;, &quot;&amp;CHAR(9)&amp;&quot;// 0x&quot;&amp;[$OpCodes.B19]" office:value-type="string" office:string-value="do_NOP_impl, &#9;// 0x11" calcext:value-type="string">
            <text:p>do_NOP_impl, <text:tab/>// 0x11</text:p>
          </table:table-cell>
        </table:table-row>
        <table:table-row table:style-name="ro1">
          <table:table-cell table:formula="of:=IF(ISBLANK([$OpCodes.C20]);&quot;do_NOP_impl&quot;;&quot;do_&quot;&amp;[$OpCodes.C20]&amp;&quot;_&quot;&amp;[$OpCodes.D20])&amp;&quot;, &quot;&amp;CHAR(9)&amp;&quot;// 0x&quot;&amp;[$OpCodes.B20]" office:value-type="string" office:string-value="do_NOP_impl, &#9;// 0x12" calcext:value-type="string">
            <text:p>do_NOP_impl, <text:tab/>// 0x12</text:p>
          </table:table-cell>
        </table:table-row>
        <table:table-row table:style-name="ro1">
          <table:table-cell table:formula="of:=IF(ISBLANK([$OpCodes.C21]);&quot;do_NOP_impl&quot;;&quot;do_&quot;&amp;[$OpCodes.C21]&amp;&quot;_&quot;&amp;[$OpCodes.D21])&amp;&quot;, &quot;&amp;CHAR(9)&amp;&quot;// 0x&quot;&amp;[$OpCodes.B21]" office:value-type="string" office:string-value="do_NOP_impl, &#9;// 0x13" calcext:value-type="string">
            <text:p>do_NOP_impl, <text:tab/>// 0x13</text:p>
          </table:table-cell>
        </table:table-row>
        <table:table-row table:style-name="ro1">
          <table:table-cell table:formula="of:=IF(ISBLANK([$OpCodes.C22]);&quot;do_NOP_impl&quot;;&quot;do_&quot;&amp;[$OpCodes.C22]&amp;&quot;_&quot;&amp;[$OpCodes.D22])&amp;&quot;, &quot;&amp;CHAR(9)&amp;&quot;// 0x&quot;&amp;[$OpCodes.B22]" office:value-type="string" office:string-value="do_NOP_impl, &#9;// 0x14" calcext:value-type="string">
            <text:p>do_NOP_impl, <text:tab/>// 0x14</text:p>
          </table:table-cell>
        </table:table-row>
        <table:table-row table:style-name="ro1">
          <table:table-cell table:formula="of:=IF(ISBLANK([$OpCodes.C23]);&quot;do_NOP_impl&quot;;&quot;do_&quot;&amp;[$OpCodes.C23]&amp;&quot;_&quot;&amp;[$OpCodes.D23])&amp;&quot;, &quot;&amp;CHAR(9)&amp;&quot;// 0x&quot;&amp;[$OpCodes.B23]" office:value-type="string" office:string-value="do_NOP_impl, &#9;// 0x15" calcext:value-type="string">
            <text:p>do_NOP_impl, <text:tab/>// 0x15</text:p>
          </table:table-cell>
        </table:table-row>
        <table:table-row table:style-name="ro1">
          <table:table-cell table:formula="of:=IF(ISBLANK([$OpCodes.C24]);&quot;do_NOP_impl&quot;;&quot;do_&quot;&amp;[$OpCodes.C24]&amp;&quot;_&quot;&amp;[$OpCodes.D24])&amp;&quot;, &quot;&amp;CHAR(9)&amp;&quot;// 0x&quot;&amp;[$OpCodes.B24]" office:value-type="string" office:string-value="do_NOP_impl, &#9;// 0x16" calcext:value-type="string">
            <text:p>do_NOP_impl, <text:tab/>// 0x16</text:p>
          </table:table-cell>
        </table:table-row>
        <table:table-row table:style-name="ro1">
          <table:table-cell table:formula="of:=IF(ISBLANK([$OpCodes.C25]);&quot;do_NOP_impl&quot;;&quot;do_&quot;&amp;[$OpCodes.C25]&amp;&quot;_&quot;&amp;[$OpCodes.D25])&amp;&quot;, &quot;&amp;CHAR(9)&amp;&quot;// 0x&quot;&amp;[$OpCodes.B25]" office:value-type="string" office:string-value="do_NOP_impl, &#9;// 0x17" calcext:value-type="string">
            <text:p>do_NOP_impl, <text:tab/>// 0x17</text:p>
          </table:table-cell>
        </table:table-row>
        <table:table-row table:style-name="ro1">
          <table:table-cell table:formula="of:=IF(ISBLANK([$OpCodes.C26]);&quot;do_NOP_impl&quot;;&quot;do_&quot;&amp;[$OpCodes.C26]&amp;&quot;_&quot;&amp;[$OpCodes.D26])&amp;&quot;, &quot;&amp;CHAR(9)&amp;&quot;// 0x&quot;&amp;[$OpCodes.B26]" office:value-type="string" office:string-value="do_CLC_impl, &#9;// 0x18" calcext:value-type="string">
            <text:p>do_CLC_impl, <text:tab/>// 0x18</text:p>
          </table:table-cell>
        </table:table-row>
        <table:table-row table:style-name="ro1">
          <table:table-cell table:formula="of:=IF(ISBLANK([$OpCodes.C27]);&quot;do_NOP_impl&quot;;&quot;do_&quot;&amp;[$OpCodes.C27]&amp;&quot;_&quot;&amp;[$OpCodes.D27])&amp;&quot;, &quot;&amp;CHAR(9)&amp;&quot;// 0x&quot;&amp;[$OpCodes.B27]" office:value-type="string" office:string-value="do_NOP_impl, &#9;// 0x19" calcext:value-type="string">
            <text:p>do_NOP_impl, <text:tab/>// 0x19</text:p>
          </table:table-cell>
        </table:table-row>
        <table:table-row table:style-name="ro1">
          <table:table-cell table:formula="of:=IF(ISBLANK([$OpCodes.C28]);&quot;do_NOP_impl&quot;;&quot;do_&quot;&amp;[$OpCodes.C28]&amp;&quot;_&quot;&amp;[$OpCodes.D28])&amp;&quot;, &quot;&amp;CHAR(9)&amp;&quot;// 0x&quot;&amp;[$OpCodes.B28]" office:value-type="string" office:string-value="do_NOP_impl, &#9;// 0x1A" calcext:value-type="string">
            <text:p>do_NOP_impl, <text:tab/>// 0x1A</text:p>
          </table:table-cell>
        </table:table-row>
        <table:table-row table:style-name="ro1">
          <table:table-cell table:formula="of:=IF(ISBLANK([$OpCodes.C29]);&quot;do_NOP_impl&quot;;&quot;do_&quot;&amp;[$OpCodes.C29]&amp;&quot;_&quot;&amp;[$OpCodes.D29])&amp;&quot;, &quot;&amp;CHAR(9)&amp;&quot;// 0x&quot;&amp;[$OpCodes.B29]" office:value-type="string" office:string-value="do_NOP_impl, &#9;// 0x1B" calcext:value-type="string">
            <text:p>do_NOP_impl, <text:tab/>// 0x1B</text:p>
          </table:table-cell>
        </table:table-row>
        <table:table-row table:style-name="ro1">
          <table:table-cell table:formula="of:=IF(ISBLANK([$OpCodes.C30]);&quot;do_NOP_impl&quot;;&quot;do_&quot;&amp;[$OpCodes.C30]&amp;&quot;_&quot;&amp;[$OpCodes.D30])&amp;&quot;, &quot;&amp;CHAR(9)&amp;&quot;// 0x&quot;&amp;[$OpCodes.B30]" office:value-type="string" office:string-value="do_NOP_impl, &#9;// 0x1C" calcext:value-type="string">
            <text:p>do_NOP_impl, <text:tab/>// 0x1C</text:p>
          </table:table-cell>
        </table:table-row>
        <table:table-row table:style-name="ro1">
          <table:table-cell table:formula="of:=IF(ISBLANK([$OpCodes.C31]);&quot;do_NOP_impl&quot;;&quot;do_&quot;&amp;[$OpCodes.C31]&amp;&quot;_&quot;&amp;[$OpCodes.D31])&amp;&quot;, &quot;&amp;CHAR(9)&amp;&quot;// 0x&quot;&amp;[$OpCodes.B31]" office:value-type="string" office:string-value="do_NOP_impl, &#9;// 0x1D" calcext:value-type="string">
            <text:p>do_NOP_impl, <text:tab/>// 0x1D</text:p>
          </table:table-cell>
        </table:table-row>
        <table:table-row table:style-name="ro1">
          <table:table-cell table:formula="of:=IF(ISBLANK([$OpCodes.C32]);&quot;do_NOP_impl&quot;;&quot;do_&quot;&amp;[$OpCodes.C32]&amp;&quot;_&quot;&amp;[$OpCodes.D32])&amp;&quot;, &quot;&amp;CHAR(9)&amp;&quot;// 0x&quot;&amp;[$OpCodes.B32]" office:value-type="string" office:string-value="do_NOP_impl, &#9;// 0x1E" calcext:value-type="string">
            <text:p>do_NOP_impl, <text:tab/>// 0x1E</text:p>
          </table:table-cell>
        </table:table-row>
        <table:table-row table:style-name="ro1">
          <table:table-cell table:formula="of:=IF(ISBLANK([$OpCodes.C33]);&quot;do_NOP_impl&quot;;&quot;do_&quot;&amp;[$OpCodes.C33]&amp;&quot;_&quot;&amp;[$OpCodes.D33])&amp;&quot;, &quot;&amp;CHAR(9)&amp;&quot;// 0x&quot;&amp;[$OpCodes.B33]" office:value-type="string" office:string-value="do_NOP_impl, &#9;// 0x1F" calcext:value-type="string">
            <text:p>do_NOP_impl, <text:tab/>// 0x1F</text:p>
          </table:table-cell>
        </table:table-row>
        <table:table-row table:style-name="ro1">
          <table:table-cell table:formula="of:=IF(ISBLANK([$OpCodes.C34]);&quot;do_NOP_impl&quot;;&quot;do_&quot;&amp;[$OpCodes.C34]&amp;&quot;_&quot;&amp;[$OpCodes.D34])&amp;&quot;, &quot;&amp;CHAR(9)&amp;&quot;// 0x&quot;&amp;[$OpCodes.B34]" office:value-type="string" office:string-value="do_NOP_impl, &#9;// 0x20" calcext:value-type="string">
            <text:p>do_NOP_impl, <text:tab/>// 0x20</text:p>
          </table:table-cell>
        </table:table-row>
        <table:table-row table:style-name="ro1">
          <table:table-cell table:formula="of:=IF(ISBLANK([$OpCodes.C35]);&quot;do_NOP_impl&quot;;&quot;do_&quot;&amp;[$OpCodes.C35]&amp;&quot;_&quot;&amp;[$OpCodes.D35])&amp;&quot;, &quot;&amp;CHAR(9)&amp;&quot;// 0x&quot;&amp;[$OpCodes.B35]" office:value-type="string" office:string-value="do_NOP_impl, &#9;// 0x21" calcext:value-type="string">
            <text:p>do_NOP_impl, <text:tab/>// 0x21</text:p>
          </table:table-cell>
        </table:table-row>
        <table:table-row table:style-name="ro1">
          <table:table-cell table:formula="of:=IF(ISBLANK([$OpCodes.C36]);&quot;do_NOP_impl&quot;;&quot;do_&quot;&amp;[$OpCodes.C36]&amp;&quot;_&quot;&amp;[$OpCodes.D36])&amp;&quot;, &quot;&amp;CHAR(9)&amp;&quot;// 0x&quot;&amp;[$OpCodes.B36]" office:value-type="string" office:string-value="do_NOP_impl, &#9;// 0x22" calcext:value-type="string">
            <text:p>do_NOP_impl, <text:tab/>// 0x22</text:p>
          </table:table-cell>
        </table:table-row>
        <table:table-row table:style-name="ro1">
          <table:table-cell table:formula="of:=IF(ISBLANK([$OpCodes.C37]);&quot;do_NOP_impl&quot;;&quot;do_&quot;&amp;[$OpCodes.C37]&amp;&quot;_&quot;&amp;[$OpCodes.D37])&amp;&quot;, &quot;&amp;CHAR(9)&amp;&quot;// 0x&quot;&amp;[$OpCodes.B37]" office:value-type="string" office:string-value="do_NOP_impl, &#9;// 0x23" calcext:value-type="string">
            <text:p>do_NOP_impl, <text:tab/>// 0x23</text:p>
          </table:table-cell>
        </table:table-row>
        <table:table-row table:style-name="ro1">
          <table:table-cell table:formula="of:=IF(ISBLANK([$OpCodes.C38]);&quot;do_NOP_impl&quot;;&quot;do_&quot;&amp;[$OpCodes.C38]&amp;&quot;_&quot;&amp;[$OpCodes.D38])&amp;&quot;, &quot;&amp;CHAR(9)&amp;&quot;// 0x&quot;&amp;[$OpCodes.B38]" office:value-type="string" office:string-value="do_NOP_impl, &#9;// 0x24" calcext:value-type="string">
            <text:p>do_NOP_impl, <text:tab/>// 0x24</text:p>
          </table:table-cell>
        </table:table-row>
        <table:table-row table:style-name="ro1">
          <table:table-cell table:formula="of:=IF(ISBLANK([$OpCodes.C39]);&quot;do_NOP_impl&quot;;&quot;do_&quot;&amp;[$OpCodes.C39]&amp;&quot;_&quot;&amp;[$OpCodes.D39])&amp;&quot;, &quot;&amp;CHAR(9)&amp;&quot;// 0x&quot;&amp;[$OpCodes.B39]" office:value-type="string" office:string-value="do_NOP_impl, &#9;// 0x25" calcext:value-type="string">
            <text:p>do_NOP_impl, <text:tab/>// 0x25</text:p>
          </table:table-cell>
        </table:table-row>
        <table:table-row table:style-name="ro1">
          <table:table-cell table:formula="of:=IF(ISBLANK([$OpCodes.C40]);&quot;do_NOP_impl&quot;;&quot;do_&quot;&amp;[$OpCodes.C40]&amp;&quot;_&quot;&amp;[$OpCodes.D40])&amp;&quot;, &quot;&amp;CHAR(9)&amp;&quot;// 0x&quot;&amp;[$OpCodes.B40]" office:value-type="string" office:string-value="do_NOP_impl, &#9;// 0x26" calcext:value-type="string">
            <text:p>do_NOP_impl, <text:tab/>// 0x26</text:p>
          </table:table-cell>
        </table:table-row>
        <table:table-row table:style-name="ro1">
          <table:table-cell table:formula="of:=IF(ISBLANK([$OpCodes.C41]);&quot;do_NOP_impl&quot;;&quot;do_&quot;&amp;[$OpCodes.C41]&amp;&quot;_&quot;&amp;[$OpCodes.D41])&amp;&quot;, &quot;&amp;CHAR(9)&amp;&quot;// 0x&quot;&amp;[$OpCodes.B41]" office:value-type="string" office:string-value="do_NOP_impl, &#9;// 0x27" calcext:value-type="string">
            <text:p>do_NOP_impl, <text:tab/>// 0x27</text:p>
          </table:table-cell>
        </table:table-row>
        <table:table-row table:style-name="ro1">
          <table:table-cell table:formula="of:=IF(ISBLANK([$OpCodes.C42]);&quot;do_NOP_impl&quot;;&quot;do_&quot;&amp;[$OpCodes.C42]&amp;&quot;_&quot;&amp;[$OpCodes.D42])&amp;&quot;, &quot;&amp;CHAR(9)&amp;&quot;// 0x&quot;&amp;[$OpCodes.B42]" office:value-type="string" office:string-value="do_NOP_impl, &#9;// 0x28" calcext:value-type="string">
            <text:p>do_NOP_impl, <text:tab/>// 0x28</text:p>
          </table:table-cell>
        </table:table-row>
        <table:table-row table:style-name="ro1">
          <table:table-cell table:formula="of:=IF(ISBLANK([$OpCodes.C43]);&quot;do_NOP_impl&quot;;&quot;do_&quot;&amp;[$OpCodes.C43]&amp;&quot;_&quot;&amp;[$OpCodes.D43])&amp;&quot;, &quot;&amp;CHAR(9)&amp;&quot;// 0x&quot;&amp;[$OpCodes.B43]" office:value-type="string" office:string-value="do_NOP_impl, &#9;// 0x29" calcext:value-type="string">
            <text:p>do_NOP_impl, <text:tab/>// 0x29</text:p>
          </table:table-cell>
        </table:table-row>
        <table:table-row table:style-name="ro1">
          <table:table-cell table:formula="of:=IF(ISBLANK([$OpCodes.C44]);&quot;do_NOP_impl&quot;;&quot;do_&quot;&amp;[$OpCodes.C44]&amp;&quot;_&quot;&amp;[$OpCodes.D44])&amp;&quot;, &quot;&amp;CHAR(9)&amp;&quot;// 0x&quot;&amp;[$OpCodes.B44]" office:value-type="string" office:string-value="do_NOP_impl, &#9;// 0x2A" calcext:value-type="string">
            <text:p>do_NOP_impl, <text:tab/>// 0x2A</text:p>
          </table:table-cell>
        </table:table-row>
        <table:table-row table:style-name="ro1">
          <table:table-cell table:formula="of:=IF(ISBLANK([$OpCodes.C45]);&quot;do_NOP_impl&quot;;&quot;do_&quot;&amp;[$OpCodes.C45]&amp;&quot;_&quot;&amp;[$OpCodes.D45])&amp;&quot;, &quot;&amp;CHAR(9)&amp;&quot;// 0x&quot;&amp;[$OpCodes.B45]" office:value-type="string" office:string-value="do_NOP_impl, &#9;// 0x2B" calcext:value-type="string">
            <text:p>do_NOP_impl, <text:tab/>// 0x2B</text:p>
          </table:table-cell>
        </table:table-row>
        <table:table-row table:style-name="ro1">
          <table:table-cell table:formula="of:=IF(ISBLANK([$OpCodes.C46]);&quot;do_NOP_impl&quot;;&quot;do_&quot;&amp;[$OpCodes.C46]&amp;&quot;_&quot;&amp;[$OpCodes.D46])&amp;&quot;, &quot;&amp;CHAR(9)&amp;&quot;// 0x&quot;&amp;[$OpCodes.B46]" office:value-type="string" office:string-value="do_NOP_impl, &#9;// 0x2C" calcext:value-type="string">
            <text:p>do_NOP_impl, <text:tab/>// 0x2C</text:p>
          </table:table-cell>
        </table:table-row>
        <table:table-row table:style-name="ro1">
          <table:table-cell table:formula="of:=IF(ISBLANK([$OpCodes.C47]);&quot;do_NOP_impl&quot;;&quot;do_&quot;&amp;[$OpCodes.C47]&amp;&quot;_&quot;&amp;[$OpCodes.D47])&amp;&quot;, &quot;&amp;CHAR(9)&amp;&quot;// 0x&quot;&amp;[$OpCodes.B47]" office:value-type="string" office:string-value="do_NOP_impl, &#9;// 0x2D" calcext:value-type="string">
            <text:p>do_NOP_impl, <text:tab/>// 0x2D</text:p>
          </table:table-cell>
        </table:table-row>
        <table:table-row table:style-name="ro1">
          <table:table-cell table:formula="of:=IF(ISBLANK([$OpCodes.C48]);&quot;do_NOP_impl&quot;;&quot;do_&quot;&amp;[$OpCodes.C48]&amp;&quot;_&quot;&amp;[$OpCodes.D48])&amp;&quot;, &quot;&amp;CHAR(9)&amp;&quot;// 0x&quot;&amp;[$OpCodes.B48]" office:value-type="string" office:string-value="do_NOP_impl, &#9;// 0x2E" calcext:value-type="string">
            <text:p>do_NOP_impl, <text:tab/>// 0x2E</text:p>
          </table:table-cell>
        </table:table-row>
        <table:table-row table:style-name="ro1">
          <table:table-cell table:formula="of:=IF(ISBLANK([$OpCodes.C49]);&quot;do_NOP_impl&quot;;&quot;do_&quot;&amp;[$OpCodes.C49]&amp;&quot;_&quot;&amp;[$OpCodes.D49])&amp;&quot;, &quot;&amp;CHAR(9)&amp;&quot;// 0x&quot;&amp;[$OpCodes.B49]" office:value-type="string" office:string-value="do_NOP_impl, &#9;// 0x2F" calcext:value-type="string">
            <text:p>do_NOP_impl, <text:tab/>// 0x2F</text:p>
          </table:table-cell>
        </table:table-row>
        <table:table-row table:style-name="ro1">
          <table:table-cell table:formula="of:=IF(ISBLANK([$OpCodes.C50]);&quot;do_NOP_impl&quot;;&quot;do_&quot;&amp;[$OpCodes.C50]&amp;&quot;_&quot;&amp;[$OpCodes.D50])&amp;&quot;, &quot;&amp;CHAR(9)&amp;&quot;// 0x&quot;&amp;[$OpCodes.B50]" office:value-type="string" office:string-value="do_BMI_rel, &#9;// 0x30" calcext:value-type="string">
            <text:p>do_BMI_rel, <text:tab/>// 0x30</text:p>
          </table:table-cell>
        </table:table-row>
        <table:table-row table:style-name="ro1">
          <table:table-cell table:formula="of:=IF(ISBLANK([$OpCodes.C51]);&quot;do_NOP_impl&quot;;&quot;do_&quot;&amp;[$OpCodes.C51]&amp;&quot;_&quot;&amp;[$OpCodes.D51])&amp;&quot;, &quot;&amp;CHAR(9)&amp;&quot;// 0x&quot;&amp;[$OpCodes.B51]" office:value-type="string" office:string-value="do_NOP_impl, &#9;// 0x31" calcext:value-type="string">
            <text:p>do_NOP_impl, <text:tab/>// 0x31</text:p>
          </table:table-cell>
        </table:table-row>
        <table:table-row table:style-name="ro1">
          <table:table-cell table:formula="of:=IF(ISBLANK([$OpCodes.C52]);&quot;do_NOP_impl&quot;;&quot;do_&quot;&amp;[$OpCodes.C52]&amp;&quot;_&quot;&amp;[$OpCodes.D52])&amp;&quot;, &quot;&amp;CHAR(9)&amp;&quot;// 0x&quot;&amp;[$OpCodes.B52]" office:value-type="string" office:string-value="do_NOP_impl, &#9;// 0x32" calcext:value-type="string">
            <text:p>do_NOP_impl, <text:tab/>// 0x32</text:p>
          </table:table-cell>
        </table:table-row>
        <table:table-row table:style-name="ro1">
          <table:table-cell table:formula="of:=IF(ISBLANK([$OpCodes.C53]);&quot;do_NOP_impl&quot;;&quot;do_&quot;&amp;[$OpCodes.C53]&amp;&quot;_&quot;&amp;[$OpCodes.D53])&amp;&quot;, &quot;&amp;CHAR(9)&amp;&quot;// 0x&quot;&amp;[$OpCodes.B53]" office:value-type="string" office:string-value="do_NOP_impl, &#9;// 0x33" calcext:value-type="string">
            <text:p>do_NOP_impl, <text:tab/>// 0x33</text:p>
          </table:table-cell>
        </table:table-row>
        <table:table-row table:style-name="ro1">
          <table:table-cell table:formula="of:=IF(ISBLANK([$OpCodes.C54]);&quot;do_NOP_impl&quot;;&quot;do_&quot;&amp;[$OpCodes.C54]&amp;&quot;_&quot;&amp;[$OpCodes.D54])&amp;&quot;, &quot;&amp;CHAR(9)&amp;&quot;// 0x&quot;&amp;[$OpCodes.B54]" office:value-type="string" office:string-value="do_NOP_impl, &#9;// 0x34" calcext:value-type="string">
            <text:p>do_NOP_impl, <text:tab/>// 0x34</text:p>
          </table:table-cell>
        </table:table-row>
        <table:table-row table:style-name="ro1">
          <table:table-cell table:formula="of:=IF(ISBLANK([$OpCodes.C55]);&quot;do_NOP_impl&quot;;&quot;do_&quot;&amp;[$OpCodes.C55]&amp;&quot;_&quot;&amp;[$OpCodes.D55])&amp;&quot;, &quot;&amp;CHAR(9)&amp;&quot;// 0x&quot;&amp;[$OpCodes.B55]" office:value-type="string" office:string-value="do_NOP_impl, &#9;// 0x35" calcext:value-type="string">
            <text:p>do_NOP_impl, <text:tab/>// 0x35</text:p>
          </table:table-cell>
        </table:table-row>
        <table:table-row table:style-name="ro1">
          <table:table-cell table:formula="of:=IF(ISBLANK([$OpCodes.C56]);&quot;do_NOP_impl&quot;;&quot;do_&quot;&amp;[$OpCodes.C56]&amp;&quot;_&quot;&amp;[$OpCodes.D56])&amp;&quot;, &quot;&amp;CHAR(9)&amp;&quot;// 0x&quot;&amp;[$OpCodes.B56]" office:value-type="string" office:string-value="do_NOP_impl, &#9;// 0x36" calcext:value-type="string">
            <text:p>do_NOP_impl, <text:tab/>// 0x36</text:p>
          </table:table-cell>
        </table:table-row>
        <table:table-row table:style-name="ro1">
          <table:table-cell table:formula="of:=IF(ISBLANK([$OpCodes.C57]);&quot;do_NOP_impl&quot;;&quot;do_&quot;&amp;[$OpCodes.C57]&amp;&quot;_&quot;&amp;[$OpCodes.D57])&amp;&quot;, &quot;&amp;CHAR(9)&amp;&quot;// 0x&quot;&amp;[$OpCodes.B57]" office:value-type="string" office:string-value="do_NOP_impl, &#9;// 0x37" calcext:value-type="string">
            <text:p>do_NOP_impl, <text:tab/>// 0x37</text:p>
          </table:table-cell>
        </table:table-row>
        <table:table-row table:style-name="ro1">
          <table:table-cell table:formula="of:=IF(ISBLANK([$OpCodes.C58]);&quot;do_NOP_impl&quot;;&quot;do_&quot;&amp;[$OpCodes.C58]&amp;&quot;_&quot;&amp;[$OpCodes.D58])&amp;&quot;, &quot;&amp;CHAR(9)&amp;&quot;// 0x&quot;&amp;[$OpCodes.B58]" office:value-type="string" office:string-value="do_SEC_impl, &#9;// 0x38" calcext:value-type="string">
            <text:p>do_SEC_impl, <text:tab/>// 0x38</text:p>
          </table:table-cell>
        </table:table-row>
        <table:table-row table:style-name="ro1">
          <table:table-cell table:formula="of:=IF(ISBLANK([$OpCodes.C59]);&quot;do_NOP_impl&quot;;&quot;do_&quot;&amp;[$OpCodes.C59]&amp;&quot;_&quot;&amp;[$OpCodes.D59])&amp;&quot;, &quot;&amp;CHAR(9)&amp;&quot;// 0x&quot;&amp;[$OpCodes.B59]" office:value-type="string" office:string-value="do_NOP_impl, &#9;// 0x39" calcext:value-type="string">
            <text:p>do_NOP_impl, <text:tab/>// 0x39</text:p>
          </table:table-cell>
        </table:table-row>
        <table:table-row table:style-name="ro1">
          <table:table-cell table:formula="of:=IF(ISBLANK([$OpCodes.C60]);&quot;do_NOP_impl&quot;;&quot;do_&quot;&amp;[$OpCodes.C60]&amp;&quot;_&quot;&amp;[$OpCodes.D60])&amp;&quot;, &quot;&amp;CHAR(9)&amp;&quot;// 0x&quot;&amp;[$OpCodes.B60]" office:value-type="string" office:string-value="do_NOP_impl, &#9;// 0x3A" calcext:value-type="string">
            <text:p>do_NOP_impl, <text:tab/>// 0x3A</text:p>
          </table:table-cell>
        </table:table-row>
        <table:table-row table:style-name="ro1">
          <table:table-cell table:formula="of:=IF(ISBLANK([$OpCodes.C61]);&quot;do_NOP_impl&quot;;&quot;do_&quot;&amp;[$OpCodes.C61]&amp;&quot;_&quot;&amp;[$OpCodes.D61])&amp;&quot;, &quot;&amp;CHAR(9)&amp;&quot;// 0x&quot;&amp;[$OpCodes.B61]" office:value-type="string" office:string-value="do_NOP_impl, &#9;// 0x3B" calcext:value-type="string">
            <text:p>do_NOP_impl, <text:tab/>// 0x3B</text:p>
          </table:table-cell>
        </table:table-row>
        <table:table-row table:style-name="ro1">
          <table:table-cell table:formula="of:=IF(ISBLANK([$OpCodes.C62]);&quot;do_NOP_impl&quot;;&quot;do_&quot;&amp;[$OpCodes.C62]&amp;&quot;_&quot;&amp;[$OpCodes.D62])&amp;&quot;, &quot;&amp;CHAR(9)&amp;&quot;// 0x&quot;&amp;[$OpCodes.B62]" office:value-type="string" office:string-value="do_NOP_impl, &#9;// 0x3C" calcext:value-type="string">
            <text:p>do_NOP_impl, <text:tab/>// 0x3C</text:p>
          </table:table-cell>
        </table:table-row>
        <table:table-row table:style-name="ro1">
          <table:table-cell table:formula="of:=IF(ISBLANK([$OpCodes.C63]);&quot;do_NOP_impl&quot;;&quot;do_&quot;&amp;[$OpCodes.C63]&amp;&quot;_&quot;&amp;[$OpCodes.D63])&amp;&quot;, &quot;&amp;CHAR(9)&amp;&quot;// 0x&quot;&amp;[$OpCodes.B63]" office:value-type="string" office:string-value="do_NOP_impl, &#9;// 0x3D" calcext:value-type="string">
            <text:p>do_NOP_impl, <text:tab/>// 0x3D</text:p>
          </table:table-cell>
        </table:table-row>
        <table:table-row table:style-name="ro1">
          <table:table-cell table:formula="of:=IF(ISBLANK([$OpCodes.C64]);&quot;do_NOP_impl&quot;;&quot;do_&quot;&amp;[$OpCodes.C64]&amp;&quot;_&quot;&amp;[$OpCodes.D64])&amp;&quot;, &quot;&amp;CHAR(9)&amp;&quot;// 0x&quot;&amp;[$OpCodes.B64]" office:value-type="string" office:string-value="do_NOP_impl, &#9;// 0x3E" calcext:value-type="string">
            <text:p>do_NOP_impl, <text:tab/>// 0x3E</text:p>
          </table:table-cell>
        </table:table-row>
        <table:table-row table:style-name="ro1">
          <table:table-cell table:formula="of:=IF(ISBLANK([$OpCodes.C65]);&quot;do_NOP_impl&quot;;&quot;do_&quot;&amp;[$OpCodes.C65]&amp;&quot;_&quot;&amp;[$OpCodes.D65])&amp;&quot;, &quot;&amp;CHAR(9)&amp;&quot;// 0x&quot;&amp;[$OpCodes.B65]" office:value-type="string" office:string-value="do_NOP_impl, &#9;// 0x3F" calcext:value-type="string">
            <text:p>do_NOP_impl, <text:tab/>// 0x3F</text:p>
          </table:table-cell>
        </table:table-row>
        <table:table-row table:style-name="ro1">
          <table:table-cell table:formula="of:=IF(ISBLANK([$OpCodes.C66]);&quot;do_NOP_impl&quot;;&quot;do_&quot;&amp;[$OpCodes.C66]&amp;&quot;_&quot;&amp;[$OpCodes.D66])&amp;&quot;, &quot;&amp;CHAR(9)&amp;&quot;// 0x&quot;&amp;[$OpCodes.B66]" office:value-type="string" office:string-value="do_NOP_impl, &#9;// 0x40" calcext:value-type="string">
            <text:p>do_NOP_impl, <text:tab/>// 0x40</text:p>
          </table:table-cell>
        </table:table-row>
        <table:table-row table:style-name="ro1">
          <table:table-cell table:formula="of:=IF(ISBLANK([$OpCodes.C67]);&quot;do_NOP_impl&quot;;&quot;do_&quot;&amp;[$OpCodes.C67]&amp;&quot;_&quot;&amp;[$OpCodes.D67])&amp;&quot;, &quot;&amp;CHAR(9)&amp;&quot;// 0x&quot;&amp;[$OpCodes.B67]" office:value-type="string" office:string-value="do_NOP_impl, &#9;// 0x41" calcext:value-type="string">
            <text:p>do_NOP_impl, <text:tab/>// 0x41</text:p>
          </table:table-cell>
        </table:table-row>
        <table:table-row table:style-name="ro1">
          <table:table-cell table:formula="of:=IF(ISBLANK([$OpCodes.C68]);&quot;do_NOP_impl&quot;;&quot;do_&quot;&amp;[$OpCodes.C68]&amp;&quot;_&quot;&amp;[$OpCodes.D68])&amp;&quot;, &quot;&amp;CHAR(9)&amp;&quot;// 0x&quot;&amp;[$OpCodes.B68]" office:value-type="string" office:string-value="do_NOP_impl, &#9;// 0x42" calcext:value-type="string">
            <text:p>do_NOP_impl, <text:tab/>// 0x42</text:p>
          </table:table-cell>
        </table:table-row>
        <table:table-row table:style-name="ro1">
          <table:table-cell table:formula="of:=IF(ISBLANK([$OpCodes.C69]);&quot;do_NOP_impl&quot;;&quot;do_&quot;&amp;[$OpCodes.C69]&amp;&quot;_&quot;&amp;[$OpCodes.D69])&amp;&quot;, &quot;&amp;CHAR(9)&amp;&quot;// 0x&quot;&amp;[$OpCodes.B69]" office:value-type="string" office:string-value="do_NOP_impl, &#9;// 0x43" calcext:value-type="string">
            <text:p>do_NOP_impl, <text:tab/>// 0x43</text:p>
          </table:table-cell>
        </table:table-row>
        <table:table-row table:style-name="ro1">
          <table:table-cell table:formula="of:=IF(ISBLANK([$OpCodes.C70]);&quot;do_NOP_impl&quot;;&quot;do_&quot;&amp;[$OpCodes.C70]&amp;&quot;_&quot;&amp;[$OpCodes.D70])&amp;&quot;, &quot;&amp;CHAR(9)&amp;&quot;// 0x&quot;&amp;[$OpCodes.B70]" office:value-type="string" office:string-value="do_NOP_impl, &#9;// 0x44" calcext:value-type="string">
            <text:p>do_NOP_impl, <text:tab/>// 0x44</text:p>
          </table:table-cell>
        </table:table-row>
        <table:table-row table:style-name="ro1">
          <table:table-cell table:formula="of:=IF(ISBLANK([$OpCodes.C71]);&quot;do_NOP_impl&quot;;&quot;do_&quot;&amp;[$OpCodes.C71]&amp;&quot;_&quot;&amp;[$OpCodes.D71])&amp;&quot;, &quot;&amp;CHAR(9)&amp;&quot;// 0x&quot;&amp;[$OpCodes.B71]" office:value-type="string" office:string-value="do_NOP_impl, &#9;// 0x45" calcext:value-type="string">
            <text:p>do_NOP_impl, <text:tab/>// 0x45</text:p>
          </table:table-cell>
        </table:table-row>
        <table:table-row table:style-name="ro1">
          <table:table-cell table:formula="of:=IF(ISBLANK([$OpCodes.C72]);&quot;do_NOP_impl&quot;;&quot;do_&quot;&amp;[$OpCodes.C72]&amp;&quot;_&quot;&amp;[$OpCodes.D72])&amp;&quot;, &quot;&amp;CHAR(9)&amp;&quot;// 0x&quot;&amp;[$OpCodes.B72]" office:value-type="string" office:string-value="do_NOP_impl, &#9;// 0x46" calcext:value-type="string">
            <text:p>do_NOP_impl, <text:tab/>// 0x46</text:p>
          </table:table-cell>
        </table:table-row>
        <table:table-row table:style-name="ro1">
          <table:table-cell table:formula="of:=IF(ISBLANK([$OpCodes.C73]);&quot;do_NOP_impl&quot;;&quot;do_&quot;&amp;[$OpCodes.C73]&amp;&quot;_&quot;&amp;[$OpCodes.D73])&amp;&quot;, &quot;&amp;CHAR(9)&amp;&quot;// 0x&quot;&amp;[$OpCodes.B73]" office:value-type="string" office:string-value="do_NOP_impl, &#9;// 0x47" calcext:value-type="string">
            <text:p>do_NOP_impl, <text:tab/>// 0x47</text:p>
          </table:table-cell>
        </table:table-row>
        <table:table-row table:style-name="ro1">
          <table:table-cell table:formula="of:=IF(ISBLANK([$OpCodes.C74]);&quot;do_NOP_impl&quot;;&quot;do_&quot;&amp;[$OpCodes.C74]&amp;&quot;_&quot;&amp;[$OpCodes.D74])&amp;&quot;, &quot;&amp;CHAR(9)&amp;&quot;// 0x&quot;&amp;[$OpCodes.B74]" office:value-type="string" office:string-value="do_NOP_impl, &#9;// 0x48" calcext:value-type="string">
            <text:p>do_NOP_impl, <text:tab/>// 0x48</text:p>
          </table:table-cell>
        </table:table-row>
        <table:table-row table:style-name="ro1">
          <table:table-cell table:formula="of:=IF(ISBLANK([$OpCodes.C75]);&quot;do_NOP_impl&quot;;&quot;do_&quot;&amp;[$OpCodes.C75]&amp;&quot;_&quot;&amp;[$OpCodes.D75])&amp;&quot;, &quot;&amp;CHAR(9)&amp;&quot;// 0x&quot;&amp;[$OpCodes.B75]" office:value-type="string" office:string-value="do_NOP_impl, &#9;// 0x49" calcext:value-type="string">
            <text:p>do_NOP_impl, <text:tab/>// 0x49</text:p>
          </table:table-cell>
        </table:table-row>
        <table:table-row table:style-name="ro1">
          <table:table-cell table:formula="of:=IF(ISBLANK([$OpCodes.C76]);&quot;do_NOP_impl&quot;;&quot;do_&quot;&amp;[$OpCodes.C76]&amp;&quot;_&quot;&amp;[$OpCodes.D76])&amp;&quot;, &quot;&amp;CHAR(9)&amp;&quot;// 0x&quot;&amp;[$OpCodes.B76]" office:value-type="string" office:string-value="do_NOP_impl, &#9;// 0x4A" calcext:value-type="string">
            <text:p>do_NOP_impl, <text:tab/>// 0x4A</text:p>
          </table:table-cell>
        </table:table-row>
        <table:table-row table:style-name="ro1">
          <table:table-cell table:formula="of:=IF(ISBLANK([$OpCodes.C77]);&quot;do_NOP_impl&quot;;&quot;do_&quot;&amp;[$OpCodes.C77]&amp;&quot;_&quot;&amp;[$OpCodes.D77])&amp;&quot;, &quot;&amp;CHAR(9)&amp;&quot;// 0x&quot;&amp;[$OpCodes.B77]" office:value-type="string" office:string-value="do_NOP_impl, &#9;// 0x4B" calcext:value-type="string">
            <text:p>do_NOP_impl, <text:tab/>// 0x4B</text:p>
          </table:table-cell>
        </table:table-row>
        <table:table-row table:style-name="ro1">
          <table:table-cell table:formula="of:=IF(ISBLANK([$OpCodes.C78]);&quot;do_NOP_impl&quot;;&quot;do_&quot;&amp;[$OpCodes.C78]&amp;&quot;_&quot;&amp;[$OpCodes.D78])&amp;&quot;, &quot;&amp;CHAR(9)&amp;&quot;// 0x&quot;&amp;[$OpCodes.B78]" office:value-type="string" office:string-value="do_JMP_abs, &#9;// 0x4C" calcext:value-type="string">
            <text:p>do_JMP_abs, <text:tab/>// 0x4C</text:p>
          </table:table-cell>
        </table:table-row>
        <table:table-row table:style-name="ro1">
          <table:table-cell table:formula="of:=IF(ISBLANK([$OpCodes.C79]);&quot;do_NOP_impl&quot;;&quot;do_&quot;&amp;[$OpCodes.C79]&amp;&quot;_&quot;&amp;[$OpCodes.D79])&amp;&quot;, &quot;&amp;CHAR(9)&amp;&quot;// 0x&quot;&amp;[$OpCodes.B79]" office:value-type="string" office:string-value="do_NOP_impl, &#9;// 0x4D" calcext:value-type="string">
            <text:p>do_NOP_impl, <text:tab/>// 0x4D</text:p>
          </table:table-cell>
        </table:table-row>
        <table:table-row table:style-name="ro1">
          <table:table-cell table:formula="of:=IF(ISBLANK([$OpCodes.C80]);&quot;do_NOP_impl&quot;;&quot;do_&quot;&amp;[$OpCodes.C80]&amp;&quot;_&quot;&amp;[$OpCodes.D80])&amp;&quot;, &quot;&amp;CHAR(9)&amp;&quot;// 0x&quot;&amp;[$OpCodes.B80]" office:value-type="string" office:string-value="do_NOP_impl, &#9;// 0x4E" calcext:value-type="string">
            <text:p>do_NOP_impl, <text:tab/>// 0x4E</text:p>
          </table:table-cell>
        </table:table-row>
        <table:table-row table:style-name="ro1">
          <table:table-cell table:formula="of:=IF(ISBLANK([$OpCodes.C81]);&quot;do_NOP_impl&quot;;&quot;do_&quot;&amp;[$OpCodes.C81]&amp;&quot;_&quot;&amp;[$OpCodes.D81])&amp;&quot;, &quot;&amp;CHAR(9)&amp;&quot;// 0x&quot;&amp;[$OpCodes.B81]" office:value-type="string" office:string-value="do_NOP_impl, &#9;// 0x4F" calcext:value-type="string">
            <text:p>do_NOP_impl, <text:tab/>// 0x4F</text:p>
          </table:table-cell>
        </table:table-row>
        <table:table-row table:style-name="ro1">
          <table:table-cell table:formula="of:=IF(ISBLANK([$OpCodes.C82]);&quot;do_NOP_impl&quot;;&quot;do_&quot;&amp;[$OpCodes.C82]&amp;&quot;_&quot;&amp;[$OpCodes.D82])&amp;&quot;, &quot;&amp;CHAR(9)&amp;&quot;// 0x&quot;&amp;[$OpCodes.B82]" office:value-type="string" office:string-value="do_BVC_rel, &#9;// 0x50" calcext:value-type="string">
            <text:p>do_BVC_rel, <text:tab/>// 0x50</text:p>
          </table:table-cell>
        </table:table-row>
        <table:table-row table:style-name="ro1">
          <table:table-cell table:formula="of:=IF(ISBLANK([$OpCodes.C83]);&quot;do_NOP_impl&quot;;&quot;do_&quot;&amp;[$OpCodes.C83]&amp;&quot;_&quot;&amp;[$OpCodes.D83])&amp;&quot;, &quot;&amp;CHAR(9)&amp;&quot;// 0x&quot;&amp;[$OpCodes.B83]" office:value-type="string" office:string-value="do_NOP_impl, &#9;// 0x51" calcext:value-type="string">
            <text:p>do_NOP_impl, <text:tab/>// 0x51</text:p>
          </table:table-cell>
        </table:table-row>
        <table:table-row table:style-name="ro1">
          <table:table-cell table:formula="of:=IF(ISBLANK([$OpCodes.C84]);&quot;do_NOP_impl&quot;;&quot;do_&quot;&amp;[$OpCodes.C84]&amp;&quot;_&quot;&amp;[$OpCodes.D84])&amp;&quot;, &quot;&amp;CHAR(9)&amp;&quot;// 0x&quot;&amp;[$OpCodes.B84]" office:value-type="string" office:string-value="do_NOP_impl, &#9;// 0x52" calcext:value-type="string">
            <text:p>do_NOP_impl, <text:tab/>// 0x52</text:p>
          </table:table-cell>
        </table:table-row>
        <table:table-row table:style-name="ro1">
          <table:table-cell table:formula="of:=IF(ISBLANK([$OpCodes.C85]);&quot;do_NOP_impl&quot;;&quot;do_&quot;&amp;[$OpCodes.C85]&amp;&quot;_&quot;&amp;[$OpCodes.D85])&amp;&quot;, &quot;&amp;CHAR(9)&amp;&quot;// 0x&quot;&amp;[$OpCodes.B85]" office:value-type="string" office:string-value="do_NOP_impl, &#9;// 0x53" calcext:value-type="string">
            <text:p>do_NOP_impl, <text:tab/>// 0x53</text:p>
          </table:table-cell>
        </table:table-row>
        <table:table-row table:style-name="ro1">
          <table:table-cell table:formula="of:=IF(ISBLANK([$OpCodes.C86]);&quot;do_NOP_impl&quot;;&quot;do_&quot;&amp;[$OpCodes.C86]&amp;&quot;_&quot;&amp;[$OpCodes.D86])&amp;&quot;, &quot;&amp;CHAR(9)&amp;&quot;// 0x&quot;&amp;[$OpCodes.B86]" office:value-type="string" office:string-value="do_NOP_impl, &#9;// 0x54" calcext:value-type="string">
            <text:p>do_NOP_impl, <text:tab/>// 0x54</text:p>
          </table:table-cell>
        </table:table-row>
        <table:table-row table:style-name="ro1">
          <table:table-cell table:formula="of:=IF(ISBLANK([$OpCodes.C87]);&quot;do_NOP_impl&quot;;&quot;do_&quot;&amp;[$OpCodes.C87]&amp;&quot;_&quot;&amp;[$OpCodes.D87])&amp;&quot;, &quot;&amp;CHAR(9)&amp;&quot;// 0x&quot;&amp;[$OpCodes.B87]" office:value-type="string" office:string-value="do_NOP_impl, &#9;// 0x55" calcext:value-type="string">
            <text:p>do_NOP_impl, <text:tab/>// 0x55</text:p>
          </table:table-cell>
        </table:table-row>
        <table:table-row table:style-name="ro1">
          <table:table-cell table:formula="of:=IF(ISBLANK([$OpCodes.C88]);&quot;do_NOP_impl&quot;;&quot;do_&quot;&amp;[$OpCodes.C88]&amp;&quot;_&quot;&amp;[$OpCodes.D88])&amp;&quot;, &quot;&amp;CHAR(9)&amp;&quot;// 0x&quot;&amp;[$OpCodes.B88]" office:value-type="string" office:string-value="do_NOP_impl, &#9;// 0x56" calcext:value-type="string">
            <text:p>do_NOP_impl, <text:tab/>// 0x56</text:p>
          </table:table-cell>
        </table:table-row>
        <table:table-row table:style-name="ro1">
          <table:table-cell table:formula="of:=IF(ISBLANK([$OpCodes.C89]);&quot;do_NOP_impl&quot;;&quot;do_&quot;&amp;[$OpCodes.C89]&amp;&quot;_&quot;&amp;[$OpCodes.D89])&amp;&quot;, &quot;&amp;CHAR(9)&amp;&quot;// 0x&quot;&amp;[$OpCodes.B89]" office:value-type="string" office:string-value="do_NOP_impl, &#9;// 0x57" calcext:value-type="string">
            <text:p>do_NOP_impl, <text:tab/>// 0x57</text:p>
          </table:table-cell>
        </table:table-row>
        <table:table-row table:style-name="ro1">
          <table:table-cell table:formula="of:=IF(ISBLANK([$OpCodes.C90]);&quot;do_NOP_impl&quot;;&quot;do_&quot;&amp;[$OpCodes.C90]&amp;&quot;_&quot;&amp;[$OpCodes.D90])&amp;&quot;, &quot;&amp;CHAR(9)&amp;&quot;// 0x&quot;&amp;[$OpCodes.B90]" office:value-type="string" office:string-value="do_NOP_impl, &#9;// 0x58" calcext:value-type="string">
            <text:p>do_NOP_impl, <text:tab/>// 0x58</text:p>
          </table:table-cell>
        </table:table-row>
        <table:table-row table:style-name="ro1">
          <table:table-cell table:formula="of:=IF(ISBLANK([$OpCodes.C91]);&quot;do_NOP_impl&quot;;&quot;do_&quot;&amp;[$OpCodes.C91]&amp;&quot;_&quot;&amp;[$OpCodes.D91])&amp;&quot;, &quot;&amp;CHAR(9)&amp;&quot;// 0x&quot;&amp;[$OpCodes.B91]" office:value-type="string" office:string-value="do_NOP_impl, &#9;// 0x59" calcext:value-type="string">
            <text:p>do_NOP_impl, <text:tab/>// 0x59</text:p>
          </table:table-cell>
        </table:table-row>
        <table:table-row table:style-name="ro1">
          <table:table-cell table:formula="of:=IF(ISBLANK([$OpCodes.C92]);&quot;do_NOP_impl&quot;;&quot;do_&quot;&amp;[$OpCodes.C92]&amp;&quot;_&quot;&amp;[$OpCodes.D92])&amp;&quot;, &quot;&amp;CHAR(9)&amp;&quot;// 0x&quot;&amp;[$OpCodes.B92]" office:value-type="string" office:string-value="do_NOP_impl, &#9;// 0x5A" calcext:value-type="string">
            <text:p>do_NOP_impl, <text:tab/>// 0x5A</text:p>
          </table:table-cell>
        </table:table-row>
        <table:table-row table:style-name="ro1">
          <table:table-cell table:formula="of:=IF(ISBLANK([$OpCodes.C93]);&quot;do_NOP_impl&quot;;&quot;do_&quot;&amp;[$OpCodes.C93]&amp;&quot;_&quot;&amp;[$OpCodes.D93])&amp;&quot;, &quot;&amp;CHAR(9)&amp;&quot;// 0x&quot;&amp;[$OpCodes.B93]" office:value-type="string" office:string-value="do_NOP_impl, &#9;// 0x5B" calcext:value-type="string">
            <text:p>do_NOP_impl, <text:tab/>// 0x5B</text:p>
          </table:table-cell>
        </table:table-row>
        <table:table-row table:style-name="ro1">
          <table:table-cell table:formula="of:=IF(ISBLANK([$OpCodes.C94]);&quot;do_NOP_impl&quot;;&quot;do_&quot;&amp;[$OpCodes.C94]&amp;&quot;_&quot;&amp;[$OpCodes.D94])&amp;&quot;, &quot;&amp;CHAR(9)&amp;&quot;// 0x&quot;&amp;[$OpCodes.B94]" office:value-type="string" office:string-value="do_NOP_impl, &#9;// 0x5C" calcext:value-type="string">
            <text:p>do_NOP_impl, <text:tab/>// 0x5C</text:p>
          </table:table-cell>
        </table:table-row>
        <table:table-row table:style-name="ro1">
          <table:table-cell table:formula="of:=IF(ISBLANK([$OpCodes.C95]);&quot;do_NOP_impl&quot;;&quot;do_&quot;&amp;[$OpCodes.C95]&amp;&quot;_&quot;&amp;[$OpCodes.D95])&amp;&quot;, &quot;&amp;CHAR(9)&amp;&quot;// 0x&quot;&amp;[$OpCodes.B95]" office:value-type="string" office:string-value="do_NOP_impl, &#9;// 0x5D" calcext:value-type="string">
            <text:p>do_NOP_impl, <text:tab/>// 0x5D</text:p>
          </table:table-cell>
        </table:table-row>
        <table:table-row table:style-name="ro1">
          <table:table-cell table:formula="of:=IF(ISBLANK([$OpCodes.C96]);&quot;do_NOP_impl&quot;;&quot;do_&quot;&amp;[$OpCodes.C96]&amp;&quot;_&quot;&amp;[$OpCodes.D96])&amp;&quot;, &quot;&amp;CHAR(9)&amp;&quot;// 0x&quot;&amp;[$OpCodes.B96]" office:value-type="string" office:string-value="do_NOP_impl, &#9;// 0x5E" calcext:value-type="string">
            <text:p>do_NOP_impl, <text:tab/>// 0x5E</text:p>
          </table:table-cell>
        </table:table-row>
        <table:table-row table:style-name="ro1">
          <table:table-cell table:formula="of:=IF(ISBLANK([$OpCodes.C97]);&quot;do_NOP_impl&quot;;&quot;do_&quot;&amp;[$OpCodes.C97]&amp;&quot;_&quot;&amp;[$OpCodes.D97])&amp;&quot;, &quot;&amp;CHAR(9)&amp;&quot;// 0x&quot;&amp;[$OpCodes.B97]" office:value-type="string" office:string-value="do_NOP_impl, &#9;// 0x5F" calcext:value-type="string">
            <text:p>do_NOP_impl, <text:tab/>// 0x5F</text:p>
          </table:table-cell>
        </table:table-row>
        <table:table-row table:style-name="ro1">
          <table:table-cell table:formula="of:=IF(ISBLANK([$OpCodes.C98]);&quot;do_NOP_impl&quot;;&quot;do_&quot;&amp;[$OpCodes.C98]&amp;&quot;_&quot;&amp;[$OpCodes.D98])&amp;&quot;, &quot;&amp;CHAR(9)&amp;&quot;// 0x&quot;&amp;[$OpCodes.B98]" office:value-type="string" office:string-value="do_NOP_impl, &#9;// 0x60" calcext:value-type="string">
            <text:p>do_NOP_impl, <text:tab/>// 0x60</text:p>
          </table:table-cell>
        </table:table-row>
        <table:table-row table:style-name="ro1">
          <table:table-cell table:formula="of:=IF(ISBLANK([$OpCodes.C99]);&quot;do_NOP_impl&quot;;&quot;do_&quot;&amp;[$OpCodes.C99]&amp;&quot;_&quot;&amp;[$OpCodes.D99])&amp;&quot;, &quot;&amp;CHAR(9)&amp;&quot;// 0x&quot;&amp;[$OpCodes.B99]" office:value-type="string" office:string-value="do_NOP_impl, &#9;// 0x61" calcext:value-type="string">
            <text:p>do_NOP_impl, <text:tab/>// 0x61</text:p>
          </table:table-cell>
        </table:table-row>
        <table:table-row table:style-name="ro1">
          <table:table-cell table:formula="of:=IF(ISBLANK([$OpCodes.C100]);&quot;do_NOP_impl&quot;;&quot;do_&quot;&amp;[$OpCodes.C100]&amp;&quot;_&quot;&amp;[$OpCodes.D100])&amp;&quot;, &quot;&amp;CHAR(9)&amp;&quot;// 0x&quot;&amp;[$OpCodes.B100]" office:value-type="string" office:string-value="do_NOP_impl, &#9;// 0x62" calcext:value-type="string">
            <text:p>do_NOP_impl, <text:tab/>// 0x62</text:p>
          </table:table-cell>
        </table:table-row>
        <table:table-row table:style-name="ro1">
          <table:table-cell table:formula="of:=IF(ISBLANK([$OpCodes.C101]);&quot;do_NOP_impl&quot;;&quot;do_&quot;&amp;[$OpCodes.C101]&amp;&quot;_&quot;&amp;[$OpCodes.D101])&amp;&quot;, &quot;&amp;CHAR(9)&amp;&quot;// 0x&quot;&amp;[$OpCodes.B101]" office:value-type="string" office:string-value="do_NOP_impl, &#9;// 0x63" calcext:value-type="string">
            <text:p>do_NOP_impl, <text:tab/>// 0x63</text:p>
          </table:table-cell>
        </table:table-row>
        <table:table-row table:style-name="ro1">
          <table:table-cell table:formula="of:=IF(ISBLANK([$OpCodes.C102]);&quot;do_NOP_impl&quot;;&quot;do_&quot;&amp;[$OpCodes.C102]&amp;&quot;_&quot;&amp;[$OpCodes.D102])&amp;&quot;, &quot;&amp;CHAR(9)&amp;&quot;// 0x&quot;&amp;[$OpCodes.B102]" office:value-type="string" office:string-value="do_NOP_impl, &#9;// 0x64" calcext:value-type="string">
            <text:p>do_NOP_impl, <text:tab/>// 0x64</text:p>
          </table:table-cell>
        </table:table-row>
        <table:table-row table:style-name="ro1">
          <table:table-cell table:formula="of:=IF(ISBLANK([$OpCodes.C103]);&quot;do_NOP_impl&quot;;&quot;do_&quot;&amp;[$OpCodes.C103]&amp;&quot;_&quot;&amp;[$OpCodes.D103])&amp;&quot;, &quot;&amp;CHAR(9)&amp;&quot;// 0x&quot;&amp;[$OpCodes.B103]" office:value-type="string" office:string-value="do_ADC_zpg, &#9;// 0x65" calcext:value-type="string">
            <text:p>do_ADC_zpg, <text:tab/>// 0x65</text:p>
          </table:table-cell>
        </table:table-row>
        <table:table-row table:style-name="ro1">
          <table:table-cell table:formula="of:=IF(ISBLANK([$OpCodes.C104]);&quot;do_NOP_impl&quot;;&quot;do_&quot;&amp;[$OpCodes.C104]&amp;&quot;_&quot;&amp;[$OpCodes.D104])&amp;&quot;, &quot;&amp;CHAR(9)&amp;&quot;// 0x&quot;&amp;[$OpCodes.B104]" office:value-type="string" office:string-value="do_NOP_impl, &#9;// 0x66" calcext:value-type="string">
            <text:p>do_NOP_impl, <text:tab/>// 0x66</text:p>
          </table:table-cell>
        </table:table-row>
        <table:table-row table:style-name="ro1">
          <table:table-cell table:formula="of:=IF(ISBLANK([$OpCodes.C105]);&quot;do_NOP_impl&quot;;&quot;do_&quot;&amp;[$OpCodes.C105]&amp;&quot;_&quot;&amp;[$OpCodes.D105])&amp;&quot;, &quot;&amp;CHAR(9)&amp;&quot;// 0x&quot;&amp;[$OpCodes.B105]" office:value-type="string" office:string-value="do_NOP_impl, &#9;// 0x67" calcext:value-type="string">
            <text:p>do_NOP_impl, <text:tab/>// 0x67</text:p>
          </table:table-cell>
        </table:table-row>
        <table:table-row table:style-name="ro1">
          <table:table-cell table:formula="of:=IF(ISBLANK([$OpCodes.C106]);&quot;do_NOP_impl&quot;;&quot;do_&quot;&amp;[$OpCodes.C106]&amp;&quot;_&quot;&amp;[$OpCodes.D106])&amp;&quot;, &quot;&amp;CHAR(9)&amp;&quot;// 0x&quot;&amp;[$OpCodes.B106]" office:value-type="string" office:string-value="do_NOP_impl, &#9;// 0x68" calcext:value-type="string">
            <text:p>do_NOP_impl, <text:tab/>// 0x68</text:p>
          </table:table-cell>
        </table:table-row>
        <table:table-row table:style-name="ro1">
          <table:table-cell table:formula="of:=IF(ISBLANK([$OpCodes.C107]);&quot;do_NOP_impl&quot;;&quot;do_&quot;&amp;[$OpCodes.C107]&amp;&quot;_&quot;&amp;[$OpCodes.D107])&amp;&quot;, &quot;&amp;CHAR(9)&amp;&quot;// 0x&quot;&amp;[$OpCodes.B107]" office:value-type="string" office:string-value="do_ADC_imm, &#9;// 0x69" calcext:value-type="string">
            <text:p>do_ADC_imm, <text:tab/>// 0x69</text:p>
          </table:table-cell>
        </table:table-row>
        <table:table-row table:style-name="ro1">
          <table:table-cell table:formula="of:=IF(ISBLANK([$OpCodes.C108]);&quot;do_NOP_impl&quot;;&quot;do_&quot;&amp;[$OpCodes.C108]&amp;&quot;_&quot;&amp;[$OpCodes.D108])&amp;&quot;, &quot;&amp;CHAR(9)&amp;&quot;// 0x&quot;&amp;[$OpCodes.B108]" office:value-type="string" office:string-value="do_NOP_impl, &#9;// 0x6A" calcext:value-type="string">
            <text:p>do_NOP_impl, <text:tab/>// 0x6A</text:p>
          </table:table-cell>
        </table:table-row>
        <table:table-row table:style-name="ro1">
          <table:table-cell table:formula="of:=IF(ISBLANK([$OpCodes.C109]);&quot;do_NOP_impl&quot;;&quot;do_&quot;&amp;[$OpCodes.C109]&amp;&quot;_&quot;&amp;[$OpCodes.D109])&amp;&quot;, &quot;&amp;CHAR(9)&amp;&quot;// 0x&quot;&amp;[$OpCodes.B109]" office:value-type="string" office:string-value="do_NOP_impl, &#9;// 0x6B" calcext:value-type="string">
            <text:p>do_NOP_impl, <text:tab/>// 0x6B</text:p>
          </table:table-cell>
        </table:table-row>
        <table:table-row table:style-name="ro1">
          <table:table-cell table:formula="of:=IF(ISBLANK([$OpCodes.C110]);&quot;do_NOP_impl&quot;;&quot;do_&quot;&amp;[$OpCodes.C110]&amp;&quot;_&quot;&amp;[$OpCodes.D110])&amp;&quot;, &quot;&amp;CHAR(9)&amp;&quot;// 0x&quot;&amp;[$OpCodes.B110]" office:value-type="string" office:string-value="do_JMP_ind, &#9;// 0x6C" calcext:value-type="string">
            <text:p>do_JMP_ind, <text:tab/>// 0x6C</text:p>
          </table:table-cell>
        </table:table-row>
        <table:table-row table:style-name="ro1">
          <table:table-cell table:formula="of:=IF(ISBLANK([$OpCodes.C111]);&quot;do_NOP_impl&quot;;&quot;do_&quot;&amp;[$OpCodes.C111]&amp;&quot;_&quot;&amp;[$OpCodes.D111])&amp;&quot;, &quot;&amp;CHAR(9)&amp;&quot;// 0x&quot;&amp;[$OpCodes.B111]" office:value-type="string" office:string-value="do_NOP_impl, &#9;// 0x6D" calcext:value-type="string">
            <text:p>do_NOP_impl, <text:tab/>// 0x6D</text:p>
          </table:table-cell>
        </table:table-row>
        <table:table-row table:style-name="ro1">
          <table:table-cell table:formula="of:=IF(ISBLANK([$OpCodes.C112]);&quot;do_NOP_impl&quot;;&quot;do_&quot;&amp;[$OpCodes.C112]&amp;&quot;_&quot;&amp;[$OpCodes.D112])&amp;&quot;, &quot;&amp;CHAR(9)&amp;&quot;// 0x&quot;&amp;[$OpCodes.B112]" office:value-type="string" office:string-value="do_NOP_impl, &#9;// 0x6E" calcext:value-type="string">
            <text:p>do_NOP_impl, <text:tab/>// 0x6E</text:p>
          </table:table-cell>
        </table:table-row>
        <table:table-row table:style-name="ro1">
          <table:table-cell table:formula="of:=IF(ISBLANK([$OpCodes.C113]);&quot;do_NOP_impl&quot;;&quot;do_&quot;&amp;[$OpCodes.C113]&amp;&quot;_&quot;&amp;[$OpCodes.D113])&amp;&quot;, &quot;&amp;CHAR(9)&amp;&quot;// 0x&quot;&amp;[$OpCodes.B113]" office:value-type="string" office:string-value="do_NOP_impl, &#9;// 0x6F" calcext:value-type="string">
            <text:p>do_NOP_impl, <text:tab/>// 0x6F</text:p>
          </table:table-cell>
        </table:table-row>
        <table:table-row table:style-name="ro1">
          <table:table-cell table:formula="of:=IF(ISBLANK([$OpCodes.C114]);&quot;do_NOP_impl&quot;;&quot;do_&quot;&amp;[$OpCodes.C114]&amp;&quot;_&quot;&amp;[$OpCodes.D114])&amp;&quot;, &quot;&amp;CHAR(9)&amp;&quot;// 0x&quot;&amp;[$OpCodes.B114]" office:value-type="string" office:string-value="do_BVS_rel, &#9;// 0x70" calcext:value-type="string">
            <text:p>do_BVS_rel, <text:tab/>// 0x70</text:p>
          </table:table-cell>
        </table:table-row>
        <table:table-row table:style-name="ro1">
          <table:table-cell table:formula="of:=IF(ISBLANK([$OpCodes.C115]);&quot;do_NOP_impl&quot;;&quot;do_&quot;&amp;[$OpCodes.C115]&amp;&quot;_&quot;&amp;[$OpCodes.D115])&amp;&quot;, &quot;&amp;CHAR(9)&amp;&quot;// 0x&quot;&amp;[$OpCodes.B115]" office:value-type="string" office:string-value="do_NOP_impl, &#9;// 0x71" calcext:value-type="string">
            <text:p>do_NOP_impl, <text:tab/>// 0x71</text:p>
          </table:table-cell>
        </table:table-row>
        <table:table-row table:style-name="ro1">
          <table:table-cell table:formula="of:=IF(ISBLANK([$OpCodes.C116]);&quot;do_NOP_impl&quot;;&quot;do_&quot;&amp;[$OpCodes.C116]&amp;&quot;_&quot;&amp;[$OpCodes.D116])&amp;&quot;, &quot;&amp;CHAR(9)&amp;&quot;// 0x&quot;&amp;[$OpCodes.B116]" office:value-type="string" office:string-value="do_NOP_impl, &#9;// 0x72" calcext:value-type="string">
            <text:p>do_NOP_impl, <text:tab/>// 0x72</text:p>
          </table:table-cell>
        </table:table-row>
        <table:table-row table:style-name="ro1">
          <table:table-cell table:formula="of:=IF(ISBLANK([$OpCodes.C117]);&quot;do_NOP_impl&quot;;&quot;do_&quot;&amp;[$OpCodes.C117]&amp;&quot;_&quot;&amp;[$OpCodes.D117])&amp;&quot;, &quot;&amp;CHAR(9)&amp;&quot;// 0x&quot;&amp;[$OpCodes.B117]" office:value-type="string" office:string-value="do_NOP_impl, &#9;// 0x73" calcext:value-type="string">
            <text:p>do_NOP_impl, <text:tab/>// 0x73</text:p>
          </table:table-cell>
        </table:table-row>
        <table:table-row table:style-name="ro1">
          <table:table-cell table:formula="of:=IF(ISBLANK([$OpCodes.C118]);&quot;do_NOP_impl&quot;;&quot;do_&quot;&amp;[$OpCodes.C118]&amp;&quot;_&quot;&amp;[$OpCodes.D118])&amp;&quot;, &quot;&amp;CHAR(9)&amp;&quot;// 0x&quot;&amp;[$OpCodes.B118]" office:value-type="string" office:string-value="do_NOP_impl, &#9;// 0x74" calcext:value-type="string">
            <text:p>do_NOP_impl, <text:tab/>// 0x74</text:p>
          </table:table-cell>
        </table:table-row>
        <table:table-row table:style-name="ro1">
          <table:table-cell table:formula="of:=IF(ISBLANK([$OpCodes.C119]);&quot;do_NOP_impl&quot;;&quot;do_&quot;&amp;[$OpCodes.C119]&amp;&quot;_&quot;&amp;[$OpCodes.D119])&amp;&quot;, &quot;&amp;CHAR(9)&amp;&quot;// 0x&quot;&amp;[$OpCodes.B119]" office:value-type="string" office:string-value="do_NOP_impl, &#9;// 0x75" calcext:value-type="string">
            <text:p>do_NOP_impl, <text:tab/>// 0x75</text:p>
          </table:table-cell>
        </table:table-row>
        <table:table-row table:style-name="ro1">
          <table:table-cell table:formula="of:=IF(ISBLANK([$OpCodes.C120]);&quot;do_NOP_impl&quot;;&quot;do_&quot;&amp;[$OpCodes.C120]&amp;&quot;_&quot;&amp;[$OpCodes.D120])&amp;&quot;, &quot;&amp;CHAR(9)&amp;&quot;// 0x&quot;&amp;[$OpCodes.B120]" office:value-type="string" office:string-value="do_NOP_impl, &#9;// 0x76" calcext:value-type="string">
            <text:p>do_NOP_impl, <text:tab/>// 0x76</text:p>
          </table:table-cell>
        </table:table-row>
        <table:table-row table:style-name="ro1">
          <table:table-cell table:formula="of:=IF(ISBLANK([$OpCodes.C121]);&quot;do_NOP_impl&quot;;&quot;do_&quot;&amp;[$OpCodes.C121]&amp;&quot;_&quot;&amp;[$OpCodes.D121])&amp;&quot;, &quot;&amp;CHAR(9)&amp;&quot;// 0x&quot;&amp;[$OpCodes.B121]" office:value-type="string" office:string-value="do_NOP_impl, &#9;// 0x77" calcext:value-type="string">
            <text:p>do_NOP_impl, <text:tab/>// 0x77</text:p>
          </table:table-cell>
        </table:table-row>
        <table:table-row table:style-name="ro1">
          <table:table-cell table:formula="of:=IF(ISBLANK([$OpCodes.C122]);&quot;do_NOP_impl&quot;;&quot;do_&quot;&amp;[$OpCodes.C122]&amp;&quot;_&quot;&amp;[$OpCodes.D122])&amp;&quot;, &quot;&amp;CHAR(9)&amp;&quot;// 0x&quot;&amp;[$OpCodes.B122]" office:value-type="string" office:string-value="do_NOP_impl, &#9;// 0x78" calcext:value-type="string">
            <text:p>do_NOP_impl, <text:tab/>// 0x78</text:p>
          </table:table-cell>
        </table:table-row>
        <table:table-row table:style-name="ro1">
          <table:table-cell table:formula="of:=IF(ISBLANK([$OpCodes.C123]);&quot;do_NOP_impl&quot;;&quot;do_&quot;&amp;[$OpCodes.C123]&amp;&quot;_&quot;&amp;[$OpCodes.D123])&amp;&quot;, &quot;&amp;CHAR(9)&amp;&quot;// 0x&quot;&amp;[$OpCodes.B123]" office:value-type="string" office:string-value="do_NOP_impl, &#9;// 0x79" calcext:value-type="string">
            <text:p>do_NOP_impl, <text:tab/>// 0x79</text:p>
          </table:table-cell>
        </table:table-row>
        <table:table-row table:style-name="ro1">
          <table:table-cell table:formula="of:=IF(ISBLANK([$OpCodes.C124]);&quot;do_NOP_impl&quot;;&quot;do_&quot;&amp;[$OpCodes.C124]&amp;&quot;_&quot;&amp;[$OpCodes.D124])&amp;&quot;, &quot;&amp;CHAR(9)&amp;&quot;// 0x&quot;&amp;[$OpCodes.B124]" office:value-type="string" office:string-value="do_NOP_impl, &#9;// 0x7A" calcext:value-type="string">
            <text:p>do_NOP_impl, <text:tab/>// 0x7A</text:p>
          </table:table-cell>
        </table:table-row>
        <table:table-row table:style-name="ro1">
          <table:table-cell table:formula="of:=IF(ISBLANK([$OpCodes.C125]);&quot;do_NOP_impl&quot;;&quot;do_&quot;&amp;[$OpCodes.C125]&amp;&quot;_&quot;&amp;[$OpCodes.D125])&amp;&quot;, &quot;&amp;CHAR(9)&amp;&quot;// 0x&quot;&amp;[$OpCodes.B125]" office:value-type="string" office:string-value="do_NOP_impl, &#9;// 0x7B" calcext:value-type="string">
            <text:p>do_NOP_impl, <text:tab/>// 0x7B</text:p>
          </table:table-cell>
        </table:table-row>
        <table:table-row table:style-name="ro1">
          <table:table-cell table:formula="of:=IF(ISBLANK([$OpCodes.C126]);&quot;do_NOP_impl&quot;;&quot;do_&quot;&amp;[$OpCodes.C126]&amp;&quot;_&quot;&amp;[$OpCodes.D126])&amp;&quot;, &quot;&amp;CHAR(9)&amp;&quot;// 0x&quot;&amp;[$OpCodes.B126]" office:value-type="string" office:string-value="do_NOP_impl, &#9;// 0x7C" calcext:value-type="string">
            <text:p>do_NOP_impl, <text:tab/>// 0x7C</text:p>
          </table:table-cell>
        </table:table-row>
        <table:table-row table:style-name="ro1">
          <table:table-cell table:formula="of:=IF(ISBLANK([$OpCodes.C127]);&quot;do_NOP_impl&quot;;&quot;do_&quot;&amp;[$OpCodes.C127]&amp;&quot;_&quot;&amp;[$OpCodes.D127])&amp;&quot;, &quot;&amp;CHAR(9)&amp;&quot;// 0x&quot;&amp;[$OpCodes.B127]" office:value-type="string" office:string-value="do_NOP_impl, &#9;// 0x7D" calcext:value-type="string">
            <text:p>do_NOP_impl, <text:tab/>// 0x7D</text:p>
          </table:table-cell>
        </table:table-row>
        <table:table-row table:style-name="ro1">
          <table:table-cell table:formula="of:=IF(ISBLANK([$OpCodes.C128]);&quot;do_NOP_impl&quot;;&quot;do_&quot;&amp;[$OpCodes.C128]&amp;&quot;_&quot;&amp;[$OpCodes.D128])&amp;&quot;, &quot;&amp;CHAR(9)&amp;&quot;// 0x&quot;&amp;[$OpCodes.B128]" office:value-type="string" office:string-value="do_NOP_impl, &#9;// 0x7E" calcext:value-type="string">
            <text:p>do_NOP_impl, <text:tab/>// 0x7E</text:p>
          </table:table-cell>
        </table:table-row>
        <table:table-row table:style-name="ro1">
          <table:table-cell table:formula="of:=IF(ISBLANK([$OpCodes.C129]);&quot;do_NOP_impl&quot;;&quot;do_&quot;&amp;[$OpCodes.C129]&amp;&quot;_&quot;&amp;[$OpCodes.D129])&amp;&quot;, &quot;&amp;CHAR(9)&amp;&quot;// 0x&quot;&amp;[$OpCodes.B129]" office:value-type="string" office:string-value="do_NOP_impl, &#9;// 0x7F" calcext:value-type="string">
            <text:p>do_NOP_impl, <text:tab/>// 0x7F</text:p>
          </table:table-cell>
        </table:table-row>
        <table:table-row table:style-name="ro1">
          <table:table-cell table:formula="of:=IF(ISBLANK([$OpCodes.C130]);&quot;do_NOP_impl&quot;;&quot;do_&quot;&amp;[$OpCodes.C130]&amp;&quot;_&quot;&amp;[$OpCodes.D130])&amp;&quot;, &quot;&amp;CHAR(9)&amp;&quot;// 0x&quot;&amp;[$OpCodes.B130]" office:value-type="string" office:string-value="do_NOP_impl, &#9;// 0x80" calcext:value-type="string">
            <text:p>do_NOP_impl, <text:tab/>// 0x80</text:p>
          </table:table-cell>
        </table:table-row>
        <table:table-row table:style-name="ro1">
          <table:table-cell table:formula="of:=IF(ISBLANK([$OpCodes.C131]);&quot;do_NOP_impl&quot;;&quot;do_&quot;&amp;[$OpCodes.C131]&amp;&quot;_&quot;&amp;[$OpCodes.D131])&amp;&quot;, &quot;&amp;CHAR(9)&amp;&quot;// 0x&quot;&amp;[$OpCodes.B131]" office:value-type="string" office:string-value="do_STA_Xind, &#9;// 0x81" calcext:value-type="string">
            <text:p>do_STA_Xind, <text:tab/>// 0x81</text:p>
          </table:table-cell>
        </table:table-row>
        <table:table-row table:style-name="ro1">
          <table:table-cell table:formula="of:=IF(ISBLANK([$OpCodes.C132]);&quot;do_NOP_impl&quot;;&quot;do_&quot;&amp;[$OpCodes.C132]&amp;&quot;_&quot;&amp;[$OpCodes.D132])&amp;&quot;, &quot;&amp;CHAR(9)&amp;&quot;// 0x&quot;&amp;[$OpCodes.B132]" office:value-type="string" office:string-value="do_NOP_impl, &#9;// 0x82" calcext:value-type="string">
            <text:p>do_NOP_impl, <text:tab/>// 0x82</text:p>
          </table:table-cell>
        </table:table-row>
        <table:table-row table:style-name="ro1">
          <table:table-cell table:formula="of:=IF(ISBLANK([$OpCodes.C133]);&quot;do_NOP_impl&quot;;&quot;do_&quot;&amp;[$OpCodes.C133]&amp;&quot;_&quot;&amp;[$OpCodes.D133])&amp;&quot;, &quot;&amp;CHAR(9)&amp;&quot;// 0x&quot;&amp;[$OpCodes.B133]" office:value-type="string" office:string-value="do_NOP_impl, &#9;// 0x83" calcext:value-type="string">
            <text:p>do_NOP_impl, <text:tab/>// 0x83</text:p>
          </table:table-cell>
        </table:table-row>
        <table:table-row table:style-name="ro1">
          <table:table-cell table:formula="of:=IF(ISBLANK([$OpCodes.C134]);&quot;do_NOP_impl&quot;;&quot;do_&quot;&amp;[$OpCodes.C134]&amp;&quot;_&quot;&amp;[$OpCodes.D134])&amp;&quot;, &quot;&amp;CHAR(9)&amp;&quot;// 0x&quot;&amp;[$OpCodes.B134]" office:value-type="string" office:string-value="do_STY_zpg, &#9;// 0x84" calcext:value-type="string">
            <text:p>do_STY_zpg, <text:tab/>// 0x84</text:p>
          </table:table-cell>
        </table:table-row>
        <table:table-row table:style-name="ro1">
          <table:table-cell table:formula="of:=IF(ISBLANK([$OpCodes.C135]);&quot;do_NOP_impl&quot;;&quot;do_&quot;&amp;[$OpCodes.C135]&amp;&quot;_&quot;&amp;[$OpCodes.D135])&amp;&quot;, &quot;&amp;CHAR(9)&amp;&quot;// 0x&quot;&amp;[$OpCodes.B135]" office:value-type="string" office:string-value="do_STA_zpg, &#9;// 0x85" calcext:value-type="string">
            <text:p>do_STA_zpg, <text:tab/>// 0x85</text:p>
          </table:table-cell>
        </table:table-row>
        <table:table-row table:style-name="ro1">
          <table:table-cell table:formula="of:=IF(ISBLANK([$OpCodes.C136]);&quot;do_NOP_impl&quot;;&quot;do_&quot;&amp;[$OpCodes.C136]&amp;&quot;_&quot;&amp;[$OpCodes.D136])&amp;&quot;, &quot;&amp;CHAR(9)&amp;&quot;// 0x&quot;&amp;[$OpCodes.B136]" office:value-type="string" office:string-value="do_STX_zpg, &#9;// 0x86" calcext:value-type="string">
            <text:p>do_STX_zpg, <text:tab/>// 0x86</text:p>
          </table:table-cell>
        </table:table-row>
        <table:table-row table:style-name="ro1">
          <table:table-cell table:formula="of:=IF(ISBLANK([$OpCodes.C137]);&quot;do_NOP_impl&quot;;&quot;do_&quot;&amp;[$OpCodes.C137]&amp;&quot;_&quot;&amp;[$OpCodes.D137])&amp;&quot;, &quot;&amp;CHAR(9)&amp;&quot;// 0x&quot;&amp;[$OpCodes.B137]" office:value-type="string" office:string-value="do_NOP_impl, &#9;// 0x87" calcext:value-type="string">
            <text:p>do_NOP_impl, <text:tab/>// 0x87</text:p>
          </table:table-cell>
        </table:table-row>
        <table:table-row table:style-name="ro1">
          <table:table-cell table:formula="of:=IF(ISBLANK([$OpCodes.C138]);&quot;do_NOP_impl&quot;;&quot;do_&quot;&amp;[$OpCodes.C138]&amp;&quot;_&quot;&amp;[$OpCodes.D138])&amp;&quot;, &quot;&amp;CHAR(9)&amp;&quot;// 0x&quot;&amp;[$OpCodes.B138]" office:value-type="string" office:string-value="do_DEY_impl, &#9;// 0x88" calcext:value-type="string">
            <text:p>do_DEY_impl, <text:tab/>// 0x88</text:p>
          </table:table-cell>
        </table:table-row>
        <table:table-row table:style-name="ro1">
          <table:table-cell table:formula="of:=IF(ISBLANK([$OpCodes.C139]);&quot;do_NOP_impl&quot;;&quot;do_&quot;&amp;[$OpCodes.C139]&amp;&quot;_&quot;&amp;[$OpCodes.D139])&amp;&quot;, &quot;&amp;CHAR(9)&amp;&quot;// 0x&quot;&amp;[$OpCodes.B139]" office:value-type="string" office:string-value="do_NOP_impl, &#9;// 0x89" calcext:value-type="string">
            <text:p>do_NOP_impl, <text:tab/>// 0x89</text:p>
          </table:table-cell>
        </table:table-row>
        <table:table-row table:style-name="ro1">
          <table:table-cell table:formula="of:=IF(ISBLANK([$OpCodes.C140]);&quot;do_NOP_impl&quot;;&quot;do_&quot;&amp;[$OpCodes.C140]&amp;&quot;_&quot;&amp;[$OpCodes.D140])&amp;&quot;, &quot;&amp;CHAR(9)&amp;&quot;// 0x&quot;&amp;[$OpCodes.B140]" office:value-type="string" office:string-value="do_TXA_impl, &#9;// 0x8A" calcext:value-type="string">
            <text:p>do_TXA_impl, <text:tab/>// 0x8A</text:p>
          </table:table-cell>
        </table:table-row>
        <table:table-row table:style-name="ro1">
          <table:table-cell table:formula="of:=IF(ISBLANK([$OpCodes.C141]);&quot;do_NOP_impl&quot;;&quot;do_&quot;&amp;[$OpCodes.C141]&amp;&quot;_&quot;&amp;[$OpCodes.D141])&amp;&quot;, &quot;&amp;CHAR(9)&amp;&quot;// 0x&quot;&amp;[$OpCodes.B141]" office:value-type="string" office:string-value="do_NOP_impl, &#9;// 0x8B" calcext:value-type="string">
            <text:p>do_NOP_impl, <text:tab/>// 0x8B</text:p>
          </table:table-cell>
        </table:table-row>
        <table:table-row table:style-name="ro1">
          <table:table-cell table:formula="of:=IF(ISBLANK([$OpCodes.C142]);&quot;do_NOP_impl&quot;;&quot;do_&quot;&amp;[$OpCodes.C142]&amp;&quot;_&quot;&amp;[$OpCodes.D142])&amp;&quot;, &quot;&amp;CHAR(9)&amp;&quot;// 0x&quot;&amp;[$OpCodes.B142]" office:value-type="string" office:string-value="do_STY_abs, &#9;// 0x8C" calcext:value-type="string">
            <text:p>do_STY_abs, <text:tab/>// 0x8C</text:p>
          </table:table-cell>
        </table:table-row>
        <table:table-row table:style-name="ro1">
          <table:table-cell table:formula="of:=IF(ISBLANK([$OpCodes.C143]);&quot;do_NOP_impl&quot;;&quot;do_&quot;&amp;[$OpCodes.C143]&amp;&quot;_&quot;&amp;[$OpCodes.D143])&amp;&quot;, &quot;&amp;CHAR(9)&amp;&quot;// 0x&quot;&amp;[$OpCodes.B143]" office:value-type="string" office:string-value="do_STA_abs, &#9;// 0x8D" calcext:value-type="string">
            <text:p>do_STA_abs, <text:tab/>// 0x8D</text:p>
          </table:table-cell>
        </table:table-row>
        <table:table-row table:style-name="ro1">
          <table:table-cell table:formula="of:=IF(ISBLANK([$OpCodes.C144]);&quot;do_NOP_impl&quot;;&quot;do_&quot;&amp;[$OpCodes.C144]&amp;&quot;_&quot;&amp;[$OpCodes.D144])&amp;&quot;, &quot;&amp;CHAR(9)&amp;&quot;// 0x&quot;&amp;[$OpCodes.B144]" office:value-type="string" office:string-value="do_STX_abs, &#9;// 0x8E" calcext:value-type="string">
            <text:p>do_STX_abs, <text:tab/>// 0x8E</text:p>
          </table:table-cell>
        </table:table-row>
        <table:table-row table:style-name="ro1">
          <table:table-cell table:formula="of:=IF(ISBLANK([$OpCodes.C145]);&quot;do_NOP_impl&quot;;&quot;do_&quot;&amp;[$OpCodes.C145]&amp;&quot;_&quot;&amp;[$OpCodes.D145])&amp;&quot;, &quot;&amp;CHAR(9)&amp;&quot;// 0x&quot;&amp;[$OpCodes.B145]" office:value-type="string" office:string-value="do_NOP_impl, &#9;// 0x8F" calcext:value-type="string">
            <text:p>do_NOP_impl, <text:tab/>// 0x8F</text:p>
          </table:table-cell>
        </table:table-row>
        <table:table-row table:style-name="ro1">
          <table:table-cell table:formula="of:=IF(ISBLANK([$OpCodes.C146]);&quot;do_NOP_impl&quot;;&quot;do_&quot;&amp;[$OpCodes.C146]&amp;&quot;_&quot;&amp;[$OpCodes.D146])&amp;&quot;, &quot;&amp;CHAR(9)&amp;&quot;// 0x&quot;&amp;[$OpCodes.B146]" office:value-type="string" office:string-value="do_BCC_rel, &#9;// 0x90" calcext:value-type="string">
            <text:p>do_BCC_rel, <text:tab/>// 0x90</text:p>
          </table:table-cell>
        </table:table-row>
        <table:table-row table:style-name="ro1">
          <table:table-cell table:formula="of:=IF(ISBLANK([$OpCodes.C147]);&quot;do_NOP_impl&quot;;&quot;do_&quot;&amp;[$OpCodes.C147]&amp;&quot;_&quot;&amp;[$OpCodes.D147])&amp;&quot;, &quot;&amp;CHAR(9)&amp;&quot;// 0x&quot;&amp;[$OpCodes.B147]" office:value-type="string" office:string-value="do_STA_indY, &#9;// 0x91" calcext:value-type="string">
            <text:p>do_STA_indY, <text:tab/>// 0x91</text:p>
          </table:table-cell>
        </table:table-row>
        <table:table-row table:style-name="ro1">
          <table:table-cell table:formula="of:=IF(ISBLANK([$OpCodes.C148]);&quot;do_NOP_impl&quot;;&quot;do_&quot;&amp;[$OpCodes.C148]&amp;&quot;_&quot;&amp;[$OpCodes.D148])&amp;&quot;, &quot;&amp;CHAR(9)&amp;&quot;// 0x&quot;&amp;[$OpCodes.B148]" office:value-type="string" office:string-value="do_NOP_impl, &#9;// 0x92" calcext:value-type="string">
            <text:p>do_NOP_impl, <text:tab/>// 0x92</text:p>
          </table:table-cell>
        </table:table-row>
        <table:table-row table:style-name="ro1">
          <table:table-cell table:formula="of:=IF(ISBLANK([$OpCodes.C149]);&quot;do_NOP_impl&quot;;&quot;do_&quot;&amp;[$OpCodes.C149]&amp;&quot;_&quot;&amp;[$OpCodes.D149])&amp;&quot;, &quot;&amp;CHAR(9)&amp;&quot;// 0x&quot;&amp;[$OpCodes.B149]" office:value-type="string" office:string-value="do_NOP_impl, &#9;// 0x93" calcext:value-type="string">
            <text:p>do_NOP_impl, <text:tab/>// 0x93</text:p>
          </table:table-cell>
        </table:table-row>
        <table:table-row table:style-name="ro1">
          <table:table-cell table:formula="of:=IF(ISBLANK([$OpCodes.C150]);&quot;do_NOP_impl&quot;;&quot;do_&quot;&amp;[$OpCodes.C150]&amp;&quot;_&quot;&amp;[$OpCodes.D150])&amp;&quot;, &quot;&amp;CHAR(9)&amp;&quot;// 0x&quot;&amp;[$OpCodes.B150]" office:value-type="string" office:string-value="do_STY_zpgX, &#9;// 0x94" calcext:value-type="string">
            <text:p>do_STY_zpgX, <text:tab/>// 0x94</text:p>
          </table:table-cell>
        </table:table-row>
        <table:table-row table:style-name="ro1">
          <table:table-cell table:formula="of:=IF(ISBLANK([$OpCodes.C151]);&quot;do_NOP_impl&quot;;&quot;do_&quot;&amp;[$OpCodes.C151]&amp;&quot;_&quot;&amp;[$OpCodes.D151])&amp;&quot;, &quot;&amp;CHAR(9)&amp;&quot;// 0x&quot;&amp;[$OpCodes.B151]" office:value-type="string" office:string-value="do_STA_zpgX, &#9;// 0x95" calcext:value-type="string">
            <text:p>do_STA_zpgX, <text:tab/>// 0x95</text:p>
          </table:table-cell>
        </table:table-row>
        <table:table-row table:style-name="ro1">
          <table:table-cell table:formula="of:=IF(ISBLANK([$OpCodes.C152]);&quot;do_NOP_impl&quot;;&quot;do_&quot;&amp;[$OpCodes.C152]&amp;&quot;_&quot;&amp;[$OpCodes.D152])&amp;&quot;, &quot;&amp;CHAR(9)&amp;&quot;// 0x&quot;&amp;[$OpCodes.B152]" office:value-type="string" office:string-value="do_STX_zpgY, &#9;// 0x96" calcext:value-type="string">
            <text:p>do_STX_zpgY, <text:tab/>// 0x96</text:p>
          </table:table-cell>
        </table:table-row>
        <table:table-row table:style-name="ro1">
          <table:table-cell table:formula="of:=IF(ISBLANK([$OpCodes.C153]);&quot;do_NOP_impl&quot;;&quot;do_&quot;&amp;[$OpCodes.C153]&amp;&quot;_&quot;&amp;[$OpCodes.D153])&amp;&quot;, &quot;&amp;CHAR(9)&amp;&quot;// 0x&quot;&amp;[$OpCodes.B153]" office:value-type="string" office:string-value="do_NOP_impl, &#9;// 0x97" calcext:value-type="string">
            <text:p>do_NOP_impl, <text:tab/>// 0x97</text:p>
          </table:table-cell>
        </table:table-row>
        <table:table-row table:style-name="ro1">
          <table:table-cell table:formula="of:=IF(ISBLANK([$OpCodes.C154]);&quot;do_NOP_impl&quot;;&quot;do_&quot;&amp;[$OpCodes.C154]&amp;&quot;_&quot;&amp;[$OpCodes.D154])&amp;&quot;, &quot;&amp;CHAR(9)&amp;&quot;// 0x&quot;&amp;[$OpCodes.B154]" office:value-type="string" office:string-value="do_TYA_impl, &#9;// 0x98" calcext:value-type="string">
            <text:p>do_TYA_impl, <text:tab/>// 0x98</text:p>
          </table:table-cell>
        </table:table-row>
        <table:table-row table:style-name="ro1">
          <table:table-cell table:formula="of:=IF(ISBLANK([$OpCodes.C155]);&quot;do_NOP_impl&quot;;&quot;do_&quot;&amp;[$OpCodes.C155]&amp;&quot;_&quot;&amp;[$OpCodes.D155])&amp;&quot;, &quot;&amp;CHAR(9)&amp;&quot;// 0x&quot;&amp;[$OpCodes.B155]" office:value-type="string" office:string-value="do_STA_absY, &#9;// 0x99" calcext:value-type="string">
            <text:p>do_STA_absY, <text:tab/>// 0x99</text:p>
          </table:table-cell>
        </table:table-row>
        <table:table-row table:style-name="ro1">
          <table:table-cell table:formula="of:=IF(ISBLANK([$OpCodes.C156]);&quot;do_NOP_impl&quot;;&quot;do_&quot;&amp;[$OpCodes.C156]&amp;&quot;_&quot;&amp;[$OpCodes.D156])&amp;&quot;, &quot;&amp;CHAR(9)&amp;&quot;// 0x&quot;&amp;[$OpCodes.B156]" office:value-type="string" office:string-value="do_NOP_impl, &#9;// 0x9A" calcext:value-type="string">
            <text:p>do_NOP_impl, <text:tab/>// 0x9A</text:p>
          </table:table-cell>
        </table:table-row>
        <table:table-row table:style-name="ro1">
          <table:table-cell table:formula="of:=IF(ISBLANK([$OpCodes.C157]);&quot;do_NOP_impl&quot;;&quot;do_&quot;&amp;[$OpCodes.C157]&amp;&quot;_&quot;&amp;[$OpCodes.D157])&amp;&quot;, &quot;&amp;CHAR(9)&amp;&quot;// 0x&quot;&amp;[$OpCodes.B157]" office:value-type="string" office:string-value="do_NOP_impl, &#9;// 0x9B" calcext:value-type="string">
            <text:p>do_NOP_impl, <text:tab/>// 0x9B</text:p>
          </table:table-cell>
        </table:table-row>
        <table:table-row table:style-name="ro1">
          <table:table-cell table:formula="of:=IF(ISBLANK([$OpCodes.C158]);&quot;do_NOP_impl&quot;;&quot;do_&quot;&amp;[$OpCodes.C158]&amp;&quot;_&quot;&amp;[$OpCodes.D158])&amp;&quot;, &quot;&amp;CHAR(9)&amp;&quot;// 0x&quot;&amp;[$OpCodes.B158]" office:value-type="string" office:string-value="do_NOP_impl, &#9;// 0x9C" calcext:value-type="string">
            <text:p>do_NOP_impl, <text:tab/>// 0x9C</text:p>
          </table:table-cell>
        </table:table-row>
        <table:table-row table:style-name="ro1">
          <table:table-cell table:formula="of:=IF(ISBLANK([$OpCodes.C159]);&quot;do_NOP_impl&quot;;&quot;do_&quot;&amp;[$OpCodes.C159]&amp;&quot;_&quot;&amp;[$OpCodes.D159])&amp;&quot;, &quot;&amp;CHAR(9)&amp;&quot;// 0x&quot;&amp;[$OpCodes.B159]" office:value-type="string" office:string-value="do_STA_absX, &#9;// 0x9D" calcext:value-type="string">
            <text:p>do_STA_absX, <text:tab/>// 0x9D</text:p>
          </table:table-cell>
        </table:table-row>
        <table:table-row table:style-name="ro1">
          <table:table-cell table:formula="of:=IF(ISBLANK([$OpCodes.C160]);&quot;do_NOP_impl&quot;;&quot;do_&quot;&amp;[$OpCodes.C160]&amp;&quot;_&quot;&amp;[$OpCodes.D160])&amp;&quot;, &quot;&amp;CHAR(9)&amp;&quot;// 0x&quot;&amp;[$OpCodes.B160]" office:value-type="string" office:string-value="do_NOP_impl, &#9;// 0x9E" calcext:value-type="string">
            <text:p>do_NOP_impl, <text:tab/>// 0x9E</text:p>
          </table:table-cell>
        </table:table-row>
        <table:table-row table:style-name="ro1">
          <table:table-cell table:formula="of:=IF(ISBLANK([$OpCodes.C161]);&quot;do_NOP_impl&quot;;&quot;do_&quot;&amp;[$OpCodes.C161]&amp;&quot;_&quot;&amp;[$OpCodes.D161])&amp;&quot;, &quot;&amp;CHAR(9)&amp;&quot;// 0x&quot;&amp;[$OpCodes.B161]" office:value-type="string" office:string-value="do_NOP_impl, &#9;// 0x9F" calcext:value-type="string">
            <text:p>do_NOP_impl, <text:tab/>// 0x9F</text:p>
          </table:table-cell>
        </table:table-row>
        <table:table-row table:style-name="ro1">
          <table:table-cell table:formula="of:=IF(ISBLANK([$OpCodes.C162]);&quot;do_NOP_impl&quot;;&quot;do_&quot;&amp;[$OpCodes.C162]&amp;&quot;_&quot;&amp;[$OpCodes.D162])&amp;&quot;, &quot;&amp;CHAR(9)&amp;&quot;// 0x&quot;&amp;[$OpCodes.B162]" office:value-type="string" office:string-value="do_LDY_imm, &#9;// 0xA0" calcext:value-type="string">
            <text:p>do_LDY_imm, <text:tab/>// 0xA0</text:p>
          </table:table-cell>
        </table:table-row>
        <table:table-row table:style-name="ro1">
          <table:table-cell table:formula="of:=IF(ISBLANK([$OpCodes.C163]);&quot;do_NOP_impl&quot;;&quot;do_&quot;&amp;[$OpCodes.C163]&amp;&quot;_&quot;&amp;[$OpCodes.D163])&amp;&quot;, &quot;&amp;CHAR(9)&amp;&quot;// 0x&quot;&amp;[$OpCodes.B163]" office:value-type="string" office:string-value="do_LDA_Xind, &#9;// 0xA1" calcext:value-type="string">
            <text:p>do_LDA_Xind, <text:tab/>// 0xA1</text:p>
          </table:table-cell>
        </table:table-row>
        <table:table-row table:style-name="ro1">
          <table:table-cell table:formula="of:=IF(ISBLANK([$OpCodes.C164]);&quot;do_NOP_impl&quot;;&quot;do_&quot;&amp;[$OpCodes.C164]&amp;&quot;_&quot;&amp;[$OpCodes.D164])&amp;&quot;, &quot;&amp;CHAR(9)&amp;&quot;// 0x&quot;&amp;[$OpCodes.B164]" office:value-type="string" office:string-value="do_LDX_imm, &#9;// 0xA2" calcext:value-type="string">
            <text:p>do_LDX_imm, <text:tab/>// 0xA2</text:p>
          </table:table-cell>
        </table:table-row>
        <table:table-row table:style-name="ro1">
          <table:table-cell table:formula="of:=IF(ISBLANK([$OpCodes.C165]);&quot;do_NOP_impl&quot;;&quot;do_&quot;&amp;[$OpCodes.C165]&amp;&quot;_&quot;&amp;[$OpCodes.D165])&amp;&quot;, &quot;&amp;CHAR(9)&amp;&quot;// 0x&quot;&amp;[$OpCodes.B165]" office:value-type="string" office:string-value="do_NOP_impl, &#9;// 0xA3" calcext:value-type="string">
            <text:p>do_NOP_impl, <text:tab/>// 0xA3</text:p>
          </table:table-cell>
        </table:table-row>
        <table:table-row table:style-name="ro1">
          <table:table-cell table:formula="of:=IF(ISBLANK([$OpCodes.C166]);&quot;do_NOP_impl&quot;;&quot;do_&quot;&amp;[$OpCodes.C166]&amp;&quot;_&quot;&amp;[$OpCodes.D166])&amp;&quot;, &quot;&amp;CHAR(9)&amp;&quot;// 0x&quot;&amp;[$OpCodes.B166]" office:value-type="string" office:string-value="do_LDY_zpg, &#9;// 0xA4" calcext:value-type="string">
            <text:p>do_LDY_zpg, <text:tab/>// 0xA4</text:p>
          </table:table-cell>
        </table:table-row>
        <table:table-row table:style-name="ro1">
          <table:table-cell table:formula="of:=IF(ISBLANK([$OpCodes.C167]);&quot;do_NOP_impl&quot;;&quot;do_&quot;&amp;[$OpCodes.C167]&amp;&quot;_&quot;&amp;[$OpCodes.D167])&amp;&quot;, &quot;&amp;CHAR(9)&amp;&quot;// 0x&quot;&amp;[$OpCodes.B167]" office:value-type="string" office:string-value="do_LDA_zpg, &#9;// 0xA5" calcext:value-type="string">
            <text:p>do_LDA_zpg, <text:tab/>// 0xA5</text:p>
          </table:table-cell>
        </table:table-row>
        <table:table-row table:style-name="ro1">
          <table:table-cell table:formula="of:=IF(ISBLANK([$OpCodes.C168]);&quot;do_NOP_impl&quot;;&quot;do_&quot;&amp;[$OpCodes.C168]&amp;&quot;_&quot;&amp;[$OpCodes.D168])&amp;&quot;, &quot;&amp;CHAR(9)&amp;&quot;// 0x&quot;&amp;[$OpCodes.B168]" office:value-type="string" office:string-value="do_LDX_zpg, &#9;// 0xA6" calcext:value-type="string">
            <text:p>do_LDX_zpg, <text:tab/>// 0xA6</text:p>
          </table:table-cell>
        </table:table-row>
        <table:table-row table:style-name="ro1">
          <table:table-cell table:formula="of:=IF(ISBLANK([$OpCodes.C169]);&quot;do_NOP_impl&quot;;&quot;do_&quot;&amp;[$OpCodes.C169]&amp;&quot;_&quot;&amp;[$OpCodes.D169])&amp;&quot;, &quot;&amp;CHAR(9)&amp;&quot;// 0x&quot;&amp;[$OpCodes.B169]" office:value-type="string" office:string-value="do_NOP_impl, &#9;// 0xA7" calcext:value-type="string">
            <text:p>do_NOP_impl, <text:tab/>// 0xA7</text:p>
          </table:table-cell>
        </table:table-row>
        <table:table-row table:style-name="ro1">
          <table:table-cell table:formula="of:=IF(ISBLANK([$OpCodes.C170]);&quot;do_NOP_impl&quot;;&quot;do_&quot;&amp;[$OpCodes.C170]&amp;&quot;_&quot;&amp;[$OpCodes.D170])&amp;&quot;, &quot;&amp;CHAR(9)&amp;&quot;// 0x&quot;&amp;[$OpCodes.B170]" office:value-type="string" office:string-value="do_TAY_impl, &#9;// 0xA8" calcext:value-type="string">
            <text:p>do_TAY_impl, <text:tab/>// 0xA8</text:p>
          </table:table-cell>
        </table:table-row>
        <table:table-row table:style-name="ro1">
          <table:table-cell table:formula="of:=IF(ISBLANK([$OpCodes.C171]);&quot;do_NOP_impl&quot;;&quot;do_&quot;&amp;[$OpCodes.C171]&amp;&quot;_&quot;&amp;[$OpCodes.D171])&amp;&quot;, &quot;&amp;CHAR(9)&amp;&quot;// 0x&quot;&amp;[$OpCodes.B171]" office:value-type="string" office:string-value="do_LDA_imm, &#9;// 0xA9" calcext:value-type="string">
            <text:p>do_LDA_imm, <text:tab/>// 0xA9</text:p>
          </table:table-cell>
        </table:table-row>
        <table:table-row table:style-name="ro1">
          <table:table-cell table:formula="of:=IF(ISBLANK([$OpCodes.C172]);&quot;do_NOP_impl&quot;;&quot;do_&quot;&amp;[$OpCodes.C172]&amp;&quot;_&quot;&amp;[$OpCodes.D172])&amp;&quot;, &quot;&amp;CHAR(9)&amp;&quot;// 0x&quot;&amp;[$OpCodes.B172]" office:value-type="string" office:string-value="do_TAX_impl, &#9;// 0xAA" calcext:value-type="string">
            <text:p>do_TAX_impl, <text:tab/>// 0xAA</text:p>
          </table:table-cell>
        </table:table-row>
        <table:table-row table:style-name="ro1">
          <table:table-cell table:formula="of:=IF(ISBLANK([$OpCodes.C173]);&quot;do_NOP_impl&quot;;&quot;do_&quot;&amp;[$OpCodes.C173]&amp;&quot;_&quot;&amp;[$OpCodes.D173])&amp;&quot;, &quot;&amp;CHAR(9)&amp;&quot;// 0x&quot;&amp;[$OpCodes.B173]" office:value-type="string" office:string-value="do_NOP_impl, &#9;// 0xAB" calcext:value-type="string">
            <text:p>do_NOP_impl, <text:tab/>// 0xAB</text:p>
          </table:table-cell>
        </table:table-row>
        <table:table-row table:style-name="ro1">
          <table:table-cell table:formula="of:=IF(ISBLANK([$OpCodes.C174]);&quot;do_NOP_impl&quot;;&quot;do_&quot;&amp;[$OpCodes.C174]&amp;&quot;_&quot;&amp;[$OpCodes.D174])&amp;&quot;, &quot;&amp;CHAR(9)&amp;&quot;// 0x&quot;&amp;[$OpCodes.B174]" office:value-type="string" office:string-value="do_LDY_abs, &#9;// 0xAC" calcext:value-type="string">
            <text:p>do_LDY_abs, <text:tab/>// 0xAC</text:p>
          </table:table-cell>
        </table:table-row>
        <table:table-row table:style-name="ro1">
          <table:table-cell table:formula="of:=IF(ISBLANK([$OpCodes.C175]);&quot;do_NOP_impl&quot;;&quot;do_&quot;&amp;[$OpCodes.C175]&amp;&quot;_&quot;&amp;[$OpCodes.D175])&amp;&quot;, &quot;&amp;CHAR(9)&amp;&quot;// 0x&quot;&amp;[$OpCodes.B175]" office:value-type="string" office:string-value="do_LDA_abs, &#9;// 0xAD" calcext:value-type="string">
            <text:p>do_LDA_abs, <text:tab/>// 0xAD</text:p>
          </table:table-cell>
        </table:table-row>
        <table:table-row table:style-name="ro1">
          <table:table-cell table:formula="of:=IF(ISBLANK([$OpCodes.C176]);&quot;do_NOP_impl&quot;;&quot;do_&quot;&amp;[$OpCodes.C176]&amp;&quot;_&quot;&amp;[$OpCodes.D176])&amp;&quot;, &quot;&amp;CHAR(9)&amp;&quot;// 0x&quot;&amp;[$OpCodes.B176]" office:value-type="string" office:string-value="do_LDX_abs, &#9;// 0xAE" calcext:value-type="string">
            <text:p>do_LDX_abs, <text:tab/>// 0xAE</text:p>
          </table:table-cell>
        </table:table-row>
        <table:table-row table:style-name="ro1">
          <table:table-cell table:formula="of:=IF(ISBLANK([$OpCodes.C177]);&quot;do_NOP_impl&quot;;&quot;do_&quot;&amp;[$OpCodes.C177]&amp;&quot;_&quot;&amp;[$OpCodes.D177])&amp;&quot;, &quot;&amp;CHAR(9)&amp;&quot;// 0x&quot;&amp;[$OpCodes.B177]" office:value-type="string" office:string-value="do_NOP_impl, &#9;// 0xAF" calcext:value-type="string">
            <text:p>do_NOP_impl, <text:tab/>// 0xAF</text:p>
          </table:table-cell>
        </table:table-row>
        <table:table-row table:style-name="ro1">
          <table:table-cell table:formula="of:=IF(ISBLANK([$OpCodes.C178]);&quot;do_NOP_impl&quot;;&quot;do_&quot;&amp;[$OpCodes.C178]&amp;&quot;_&quot;&amp;[$OpCodes.D178])&amp;&quot;, &quot;&amp;CHAR(9)&amp;&quot;// 0x&quot;&amp;[$OpCodes.B178]" office:value-type="string" office:string-value="do_BCS_rel, &#9;// 0xB0" calcext:value-type="string">
            <text:p>do_BCS_rel, <text:tab/>// 0xB0</text:p>
          </table:table-cell>
        </table:table-row>
        <table:table-row table:style-name="ro1">
          <table:table-cell table:formula="of:=IF(ISBLANK([$OpCodes.C179]);&quot;do_NOP_impl&quot;;&quot;do_&quot;&amp;[$OpCodes.C179]&amp;&quot;_&quot;&amp;[$OpCodes.D179])&amp;&quot;, &quot;&amp;CHAR(9)&amp;&quot;// 0x&quot;&amp;[$OpCodes.B179]" office:value-type="string" office:string-value="do_LDA_indY, &#9;// 0xB1" calcext:value-type="string">
            <text:p>do_LDA_indY, <text:tab/>// 0xB1</text:p>
          </table:table-cell>
        </table:table-row>
        <table:table-row table:style-name="ro1">
          <table:table-cell table:formula="of:=IF(ISBLANK([$OpCodes.C180]);&quot;do_NOP_impl&quot;;&quot;do_&quot;&amp;[$OpCodes.C180]&amp;&quot;_&quot;&amp;[$OpCodes.D180])&amp;&quot;, &quot;&amp;CHAR(9)&amp;&quot;// 0x&quot;&amp;[$OpCodes.B180]" office:value-type="string" office:string-value="do_NOP_impl, &#9;// 0xB2" calcext:value-type="string">
            <text:p>do_NOP_impl, <text:tab/>// 0xB2</text:p>
          </table:table-cell>
        </table:table-row>
        <table:table-row table:style-name="ro1">
          <table:table-cell table:formula="of:=IF(ISBLANK([$OpCodes.C181]);&quot;do_NOP_impl&quot;;&quot;do_&quot;&amp;[$OpCodes.C181]&amp;&quot;_&quot;&amp;[$OpCodes.D181])&amp;&quot;, &quot;&amp;CHAR(9)&amp;&quot;// 0x&quot;&amp;[$OpCodes.B181]" office:value-type="string" office:string-value="do_NOP_impl, &#9;// 0xB3" calcext:value-type="string">
            <text:p>do_NOP_impl, <text:tab/>// 0xB3</text:p>
          </table:table-cell>
        </table:table-row>
        <table:table-row table:style-name="ro1">
          <table:table-cell table:formula="of:=IF(ISBLANK([$OpCodes.C182]);&quot;do_NOP_impl&quot;;&quot;do_&quot;&amp;[$OpCodes.C182]&amp;&quot;_&quot;&amp;[$OpCodes.D182])&amp;&quot;, &quot;&amp;CHAR(9)&amp;&quot;// 0x&quot;&amp;[$OpCodes.B182]" office:value-type="string" office:string-value="do_LDY_zpgX, &#9;// 0xB4" calcext:value-type="string">
            <text:p>do_LDY_zpgX, <text:tab/>// 0xB4</text:p>
          </table:table-cell>
        </table:table-row>
        <table:table-row table:style-name="ro1">
          <table:table-cell table:formula="of:=IF(ISBLANK([$OpCodes.C183]);&quot;do_NOP_impl&quot;;&quot;do_&quot;&amp;[$OpCodes.C183]&amp;&quot;_&quot;&amp;[$OpCodes.D183])&amp;&quot;, &quot;&amp;CHAR(9)&amp;&quot;// 0x&quot;&amp;[$OpCodes.B183]" office:value-type="string" office:string-value="do_LDA_zpgX, &#9;// 0xB5" calcext:value-type="string">
            <text:p>do_LDA_zpgX, <text:tab/>// 0xB5</text:p>
          </table:table-cell>
        </table:table-row>
        <table:table-row table:style-name="ro1">
          <table:table-cell table:formula="of:=IF(ISBLANK([$OpCodes.C184]);&quot;do_NOP_impl&quot;;&quot;do_&quot;&amp;[$OpCodes.C184]&amp;&quot;_&quot;&amp;[$OpCodes.D184])&amp;&quot;, &quot;&amp;CHAR(9)&amp;&quot;// 0x&quot;&amp;[$OpCodes.B184]" office:value-type="string" office:string-value="do_LDX_zpgY, &#9;// 0xB6" calcext:value-type="string">
            <text:p>do_LDX_zpgY, <text:tab/>// 0xB6</text:p>
          </table:table-cell>
        </table:table-row>
        <table:table-row table:style-name="ro1">
          <table:table-cell table:formula="of:=IF(ISBLANK([$OpCodes.C185]);&quot;do_NOP_impl&quot;;&quot;do_&quot;&amp;[$OpCodes.C185]&amp;&quot;_&quot;&amp;[$OpCodes.D185])&amp;&quot;, &quot;&amp;CHAR(9)&amp;&quot;// 0x&quot;&amp;[$OpCodes.B185]" office:value-type="string" office:string-value="do_NOP_impl, &#9;// 0xB7" calcext:value-type="string">
            <text:p>do_NOP_impl, <text:tab/>// 0xB7</text:p>
          </table:table-cell>
        </table:table-row>
        <table:table-row table:style-name="ro1">
          <table:table-cell table:formula="of:=IF(ISBLANK([$OpCodes.C186]);&quot;do_NOP_impl&quot;;&quot;do_&quot;&amp;[$OpCodes.C186]&amp;&quot;_&quot;&amp;[$OpCodes.D186])&amp;&quot;, &quot;&amp;CHAR(9)&amp;&quot;// 0x&quot;&amp;[$OpCodes.B186]" office:value-type="string" office:string-value="do_CLV_impl, &#9;// 0xB8" calcext:value-type="string">
            <text:p>do_CLV_impl, <text:tab/>// 0xB8</text:p>
          </table:table-cell>
        </table:table-row>
        <table:table-row table:style-name="ro1">
          <table:table-cell table:formula="of:=IF(ISBLANK([$OpCodes.C187]);&quot;do_NOP_impl&quot;;&quot;do_&quot;&amp;[$OpCodes.C187]&amp;&quot;_&quot;&amp;[$OpCodes.D187])&amp;&quot;, &quot;&amp;CHAR(9)&amp;&quot;// 0x&quot;&amp;[$OpCodes.B187]" office:value-type="string" office:string-value="do_LDA_absY, &#9;// 0xB9" calcext:value-type="string">
            <text:p>do_LDA_absY, <text:tab/>// 0xB9</text:p>
          </table:table-cell>
        </table:table-row>
        <table:table-row table:style-name="ro1">
          <table:table-cell table:formula="of:=IF(ISBLANK([$OpCodes.C188]);&quot;do_NOP_impl&quot;;&quot;do_&quot;&amp;[$OpCodes.C188]&amp;&quot;_&quot;&amp;[$OpCodes.D188])&amp;&quot;, &quot;&amp;CHAR(9)&amp;&quot;// 0x&quot;&amp;[$OpCodes.B188]" office:value-type="string" office:string-value="do_NOP_impl, &#9;// 0xBA" calcext:value-type="string">
            <text:p>do_NOP_impl, <text:tab/>// 0xBA</text:p>
          </table:table-cell>
        </table:table-row>
        <table:table-row table:style-name="ro1">
          <table:table-cell table:formula="of:=IF(ISBLANK([$OpCodes.C189]);&quot;do_NOP_impl&quot;;&quot;do_&quot;&amp;[$OpCodes.C189]&amp;&quot;_&quot;&amp;[$OpCodes.D189])&amp;&quot;, &quot;&amp;CHAR(9)&amp;&quot;// 0x&quot;&amp;[$OpCodes.B189]" office:value-type="string" office:string-value="do_NOP_impl, &#9;// 0xBB" calcext:value-type="string">
            <text:p>do_NOP_impl, <text:tab/>// 0xBB</text:p>
          </table:table-cell>
        </table:table-row>
        <table:table-row table:style-name="ro1">
          <table:table-cell table:formula="of:=IF(ISBLANK([$OpCodes.C190]);&quot;do_NOP_impl&quot;;&quot;do_&quot;&amp;[$OpCodes.C190]&amp;&quot;_&quot;&amp;[$OpCodes.D190])&amp;&quot;, &quot;&amp;CHAR(9)&amp;&quot;// 0x&quot;&amp;[$OpCodes.B190]" office:value-type="string" office:string-value="do_LDY_absX, &#9;// 0xBC" calcext:value-type="string">
            <text:p>do_LDY_absX, <text:tab/>// 0xBC</text:p>
          </table:table-cell>
        </table:table-row>
        <table:table-row table:style-name="ro1">
          <table:table-cell table:formula="of:=IF(ISBLANK([$OpCodes.C191]);&quot;do_NOP_impl&quot;;&quot;do_&quot;&amp;[$OpCodes.C191]&amp;&quot;_&quot;&amp;[$OpCodes.D191])&amp;&quot;, &quot;&amp;CHAR(9)&amp;&quot;// 0x&quot;&amp;[$OpCodes.B191]" office:value-type="string" office:string-value="do_LDA_absX, &#9;// 0xBD" calcext:value-type="string">
            <text:p>do_LDA_absX, <text:tab/>// 0xBD</text:p>
          </table:table-cell>
        </table:table-row>
        <table:table-row table:style-name="ro1">
          <table:table-cell table:formula="of:=IF(ISBLANK([$OpCodes.C192]);&quot;do_NOP_impl&quot;;&quot;do_&quot;&amp;[$OpCodes.C192]&amp;&quot;_&quot;&amp;[$OpCodes.D192])&amp;&quot;, &quot;&amp;CHAR(9)&amp;&quot;// 0x&quot;&amp;[$OpCodes.B192]" office:value-type="string" office:string-value="do_LDX_absY, &#9;// 0xBE" calcext:value-type="string">
            <text:p>do_LDX_absY, <text:tab/>// 0xBE</text:p>
          </table:table-cell>
        </table:table-row>
        <table:table-row table:style-name="ro1">
          <table:table-cell table:formula="of:=IF(ISBLANK([$OpCodes.C193]);&quot;do_NOP_impl&quot;;&quot;do_&quot;&amp;[$OpCodes.C193]&amp;&quot;_&quot;&amp;[$OpCodes.D193])&amp;&quot;, &quot;&amp;CHAR(9)&amp;&quot;// 0x&quot;&amp;[$OpCodes.B193]" office:value-type="string" office:string-value="do_NOP_impl, &#9;// 0xBF" calcext:value-type="string">
            <text:p>do_NOP_impl, <text:tab/>// 0xBF</text:p>
          </table:table-cell>
        </table:table-row>
        <table:table-row table:style-name="ro1">
          <table:table-cell table:formula="of:=IF(ISBLANK([$OpCodes.C194]);&quot;do_NOP_impl&quot;;&quot;do_&quot;&amp;[$OpCodes.C194]&amp;&quot;_&quot;&amp;[$OpCodes.D194])&amp;&quot;, &quot;&amp;CHAR(9)&amp;&quot;// 0x&quot;&amp;[$OpCodes.B194]" office:value-type="string" office:string-value="do_CPY_imm, &#9;// 0xC0" calcext:value-type="string">
            <text:p>do_CPY_imm, <text:tab/>// 0xC0</text:p>
          </table:table-cell>
        </table:table-row>
        <table:table-row table:style-name="ro1">
          <table:table-cell table:formula="of:=IF(ISBLANK([$OpCodes.C195]);&quot;do_NOP_impl&quot;;&quot;do_&quot;&amp;[$OpCodes.C195]&amp;&quot;_&quot;&amp;[$OpCodes.D195])&amp;&quot;, &quot;&amp;CHAR(9)&amp;&quot;// 0x&quot;&amp;[$OpCodes.B195]" office:value-type="string" office:string-value="do_NOP_impl, &#9;// 0xC1" calcext:value-type="string">
            <text:p>do_NOP_impl, <text:tab/>// 0xC1</text:p>
          </table:table-cell>
        </table:table-row>
        <table:table-row table:style-name="ro1">
          <table:table-cell table:formula="of:=IF(ISBLANK([$OpCodes.C196]);&quot;do_NOP_impl&quot;;&quot;do_&quot;&amp;[$OpCodes.C196]&amp;&quot;_&quot;&amp;[$OpCodes.D196])&amp;&quot;, &quot;&amp;CHAR(9)&amp;&quot;// 0x&quot;&amp;[$OpCodes.B196]" office:value-type="string" office:string-value="do_NOP_impl, &#9;// 0xC2" calcext:value-type="string">
            <text:p>do_NOP_impl, <text:tab/>// 0xC2</text:p>
          </table:table-cell>
        </table:table-row>
        <table:table-row table:style-name="ro1">
          <table:table-cell table:formula="of:=IF(ISBLANK([$OpCodes.C197]);&quot;do_NOP_impl&quot;;&quot;do_&quot;&amp;[$OpCodes.C197]&amp;&quot;_&quot;&amp;[$OpCodes.D197])&amp;&quot;, &quot;&amp;CHAR(9)&amp;&quot;// 0x&quot;&amp;[$OpCodes.B197]" office:value-type="string" office:string-value="do_NOP_impl, &#9;// 0xC3" calcext:value-type="string">
            <text:p>do_NOP_impl, <text:tab/>// 0xC3</text:p>
          </table:table-cell>
        </table:table-row>
        <table:table-row table:style-name="ro1">
          <table:table-cell table:formula="of:=IF(ISBLANK([$OpCodes.C198]);&quot;do_NOP_impl&quot;;&quot;do_&quot;&amp;[$OpCodes.C198]&amp;&quot;_&quot;&amp;[$OpCodes.D198])&amp;&quot;, &quot;&amp;CHAR(9)&amp;&quot;// 0x&quot;&amp;[$OpCodes.B198]" office:value-type="string" office:string-value="do_NOP_impl, &#9;// 0xC4" calcext:value-type="string">
            <text:p>do_NOP_impl, <text:tab/>// 0xC4</text:p>
          </table:table-cell>
        </table:table-row>
        <table:table-row table:style-name="ro1">
          <table:table-cell table:formula="of:=IF(ISBLANK([$OpCodes.C199]);&quot;do_NOP_impl&quot;;&quot;do_&quot;&amp;[$OpCodes.C199]&amp;&quot;_&quot;&amp;[$OpCodes.D199])&amp;&quot;, &quot;&amp;CHAR(9)&amp;&quot;// 0x&quot;&amp;[$OpCodes.B199]" office:value-type="string" office:string-value="do_NOP_impl, &#9;// 0xC5" calcext:value-type="string">
            <text:p>do_NOP_impl, <text:tab/>// 0xC5</text:p>
          </table:table-cell>
        </table:table-row>
        <table:table-row table:style-name="ro1">
          <table:table-cell table:formula="of:=IF(ISBLANK([$OpCodes.C200]);&quot;do_NOP_impl&quot;;&quot;do_&quot;&amp;[$OpCodes.C200]&amp;&quot;_&quot;&amp;[$OpCodes.D200])&amp;&quot;, &quot;&amp;CHAR(9)&amp;&quot;// 0x&quot;&amp;[$OpCodes.B200]" office:value-type="string" office:string-value="do_NOP_impl, &#9;// 0xC6" calcext:value-type="string">
            <text:p>do_NOP_impl, <text:tab/>// 0xC6</text:p>
          </table:table-cell>
        </table:table-row>
        <table:table-row table:style-name="ro1">
          <table:table-cell table:formula="of:=IF(ISBLANK([$OpCodes.C201]);&quot;do_NOP_impl&quot;;&quot;do_&quot;&amp;[$OpCodes.C201]&amp;&quot;_&quot;&amp;[$OpCodes.D201])&amp;&quot;, &quot;&amp;CHAR(9)&amp;&quot;// 0x&quot;&amp;[$OpCodes.B201]" office:value-type="string" office:string-value="do_NOP_impl, &#9;// 0xC7" calcext:value-type="string">
            <text:p>do_NOP_impl, <text:tab/>// 0xC7</text:p>
          </table:table-cell>
        </table:table-row>
        <table:table-row table:style-name="ro1">
          <table:table-cell table:formula="of:=IF(ISBLANK([$OpCodes.C202]);&quot;do_NOP_impl&quot;;&quot;do_&quot;&amp;[$OpCodes.C202]&amp;&quot;_&quot;&amp;[$OpCodes.D202])&amp;&quot;, &quot;&amp;CHAR(9)&amp;&quot;// 0x&quot;&amp;[$OpCodes.B202]" office:value-type="string" office:string-value="do_INY_impl, &#9;// 0xC8" calcext:value-type="string">
            <text:p>do_INY_impl, <text:tab/>// 0xC8</text:p>
          </table:table-cell>
        </table:table-row>
        <table:table-row table:style-name="ro1">
          <table:table-cell table:formula="of:=IF(ISBLANK([$OpCodes.C203]);&quot;do_NOP_impl&quot;;&quot;do_&quot;&amp;[$OpCodes.C203]&amp;&quot;_&quot;&amp;[$OpCodes.D203])&amp;&quot;, &quot;&amp;CHAR(9)&amp;&quot;// 0x&quot;&amp;[$OpCodes.B203]" office:value-type="string" office:string-value="do_CMP_imm, &#9;// 0xC9" calcext:value-type="string">
            <text:p>do_CMP_imm, <text:tab/>// 0xC9</text:p>
          </table:table-cell>
        </table:table-row>
        <table:table-row table:style-name="ro1">
          <table:table-cell table:formula="of:=IF(ISBLANK([$OpCodes.C204]);&quot;do_NOP_impl&quot;;&quot;do_&quot;&amp;[$OpCodes.C204]&amp;&quot;_&quot;&amp;[$OpCodes.D204])&amp;&quot;, &quot;&amp;CHAR(9)&amp;&quot;// 0x&quot;&amp;[$OpCodes.B204]" office:value-type="string" office:string-value="do_DEX_impl, &#9;// 0xCA" calcext:value-type="string">
            <text:p>do_DEX_impl, <text:tab/>// 0xCA</text:p>
          </table:table-cell>
        </table:table-row>
        <table:table-row table:style-name="ro1">
          <table:table-cell table:formula="of:=IF(ISBLANK([$OpCodes.C205]);&quot;do_NOP_impl&quot;;&quot;do_&quot;&amp;[$OpCodes.C205]&amp;&quot;_&quot;&amp;[$OpCodes.D205])&amp;&quot;, &quot;&amp;CHAR(9)&amp;&quot;// 0x&quot;&amp;[$OpCodes.B205]" office:value-type="string" office:string-value="do_NOP_impl, &#9;// 0xCB" calcext:value-type="string">
            <text:p>do_NOP_impl, <text:tab/>// 0xCB</text:p>
          </table:table-cell>
        </table:table-row>
        <table:table-row table:style-name="ro1">
          <table:table-cell table:formula="of:=IF(ISBLANK([$OpCodes.C206]);&quot;do_NOP_impl&quot;;&quot;do_&quot;&amp;[$OpCodes.C206]&amp;&quot;_&quot;&amp;[$OpCodes.D206])&amp;&quot;, &quot;&amp;CHAR(9)&amp;&quot;// 0x&quot;&amp;[$OpCodes.B206]" office:value-type="string" office:string-value="do_NOP_impl, &#9;// 0xCC" calcext:value-type="string">
            <text:p>do_NOP_impl, <text:tab/>// 0xCC</text:p>
          </table:table-cell>
        </table:table-row>
        <table:table-row table:style-name="ro1">
          <table:table-cell table:formula="of:=IF(ISBLANK([$OpCodes.C207]);&quot;do_NOP_impl&quot;;&quot;do_&quot;&amp;[$OpCodes.C207]&amp;&quot;_&quot;&amp;[$OpCodes.D207])&amp;&quot;, &quot;&amp;CHAR(9)&amp;&quot;// 0x&quot;&amp;[$OpCodes.B207]" office:value-type="string" office:string-value="do_NOP_impl, &#9;// 0xCD" calcext:value-type="string">
            <text:p>do_NOP_impl, <text:tab/>// 0xCD</text:p>
          </table:table-cell>
        </table:table-row>
        <table:table-row table:style-name="ro1">
          <table:table-cell table:formula="of:=IF(ISBLANK([$OpCodes.C208]);&quot;do_NOP_impl&quot;;&quot;do_&quot;&amp;[$OpCodes.C208]&amp;&quot;_&quot;&amp;[$OpCodes.D208])&amp;&quot;, &quot;&amp;CHAR(9)&amp;&quot;// 0x&quot;&amp;[$OpCodes.B208]" office:value-type="string" office:string-value="do_NOP_impl, &#9;// 0xCE" calcext:value-type="string">
            <text:p>do_NOP_impl, <text:tab/>// 0xCE</text:p>
          </table:table-cell>
        </table:table-row>
        <table:table-row table:style-name="ro1">
          <table:table-cell table:formula="of:=IF(ISBLANK([$OpCodes.C209]);&quot;do_NOP_impl&quot;;&quot;do_&quot;&amp;[$OpCodes.C209]&amp;&quot;_&quot;&amp;[$OpCodes.D209])&amp;&quot;, &quot;&amp;CHAR(9)&amp;&quot;// 0x&quot;&amp;[$OpCodes.B209]" office:value-type="string" office:string-value="do_NOP_impl, &#9;// 0xCF" calcext:value-type="string">
            <text:p>do_NOP_impl, <text:tab/>// 0xCF</text:p>
          </table:table-cell>
        </table:table-row>
        <table:table-row table:style-name="ro1">
          <table:table-cell table:formula="of:=IF(ISBLANK([$OpCodes.C210]);&quot;do_NOP_impl&quot;;&quot;do_&quot;&amp;[$OpCodes.C210]&amp;&quot;_&quot;&amp;[$OpCodes.D210])&amp;&quot;, &quot;&amp;CHAR(9)&amp;&quot;// 0x&quot;&amp;[$OpCodes.B210]" office:value-type="string" office:string-value="do_BNE_rel, &#9;// 0xD0" calcext:value-type="string">
            <text:p>do_BNE_rel, <text:tab/>// 0xD0</text:p>
          </table:table-cell>
        </table:table-row>
        <table:table-row table:style-name="ro1">
          <table:table-cell table:formula="of:=IF(ISBLANK([$OpCodes.C211]);&quot;do_NOP_impl&quot;;&quot;do_&quot;&amp;[$OpCodes.C211]&amp;&quot;_&quot;&amp;[$OpCodes.D211])&amp;&quot;, &quot;&amp;CHAR(9)&amp;&quot;// 0x&quot;&amp;[$OpCodes.B211]" office:value-type="string" office:string-value="do_NOP_impl, &#9;// 0xD1" calcext:value-type="string">
            <text:p>do_NOP_impl, <text:tab/>// 0xD1</text:p>
          </table:table-cell>
        </table:table-row>
        <table:table-row table:style-name="ro1">
          <table:table-cell table:formula="of:=IF(ISBLANK([$OpCodes.C212]);&quot;do_NOP_impl&quot;;&quot;do_&quot;&amp;[$OpCodes.C212]&amp;&quot;_&quot;&amp;[$OpCodes.D212])&amp;&quot;, &quot;&amp;CHAR(9)&amp;&quot;// 0x&quot;&amp;[$OpCodes.B212]" office:value-type="string" office:string-value="do_NOP_impl, &#9;// 0xD2" calcext:value-type="string">
            <text:p>do_NOP_impl, <text:tab/>// 0xD2</text:p>
          </table:table-cell>
        </table:table-row>
        <table:table-row table:style-name="ro1">
          <table:table-cell table:formula="of:=IF(ISBLANK([$OpCodes.C213]);&quot;do_NOP_impl&quot;;&quot;do_&quot;&amp;[$OpCodes.C213]&amp;&quot;_&quot;&amp;[$OpCodes.D213])&amp;&quot;, &quot;&amp;CHAR(9)&amp;&quot;// 0x&quot;&amp;[$OpCodes.B213]" office:value-type="string" office:string-value="do_NOP_impl, &#9;// 0xD3" calcext:value-type="string">
            <text:p>do_NOP_impl, <text:tab/>// 0xD3</text:p>
          </table:table-cell>
        </table:table-row>
        <table:table-row table:style-name="ro1">
          <table:table-cell table:formula="of:=IF(ISBLANK([$OpCodes.C214]);&quot;do_NOP_impl&quot;;&quot;do_&quot;&amp;[$OpCodes.C214]&amp;&quot;_&quot;&amp;[$OpCodes.D214])&amp;&quot;, &quot;&amp;CHAR(9)&amp;&quot;// 0x&quot;&amp;[$OpCodes.B214]" office:value-type="string" office:string-value="do_NOP_impl, &#9;// 0xD4" calcext:value-type="string">
            <text:p>do_NOP_impl, <text:tab/>// 0xD4</text:p>
          </table:table-cell>
        </table:table-row>
        <table:table-row table:style-name="ro1">
          <table:table-cell table:formula="of:=IF(ISBLANK([$OpCodes.C215]);&quot;do_NOP_impl&quot;;&quot;do_&quot;&amp;[$OpCodes.C215]&amp;&quot;_&quot;&amp;[$OpCodes.D215])&amp;&quot;, &quot;&amp;CHAR(9)&amp;&quot;// 0x&quot;&amp;[$OpCodes.B215]" office:value-type="string" office:string-value="do_NOP_impl, &#9;// 0xD5" calcext:value-type="string">
            <text:p>do_NOP_impl, <text:tab/>// 0xD5</text:p>
          </table:table-cell>
        </table:table-row>
        <table:table-row table:style-name="ro1">
          <table:table-cell table:formula="of:=IF(ISBLANK([$OpCodes.C216]);&quot;do_NOP_impl&quot;;&quot;do_&quot;&amp;[$OpCodes.C216]&amp;&quot;_&quot;&amp;[$OpCodes.D216])&amp;&quot;, &quot;&amp;CHAR(9)&amp;&quot;// 0x&quot;&amp;[$OpCodes.B216]" office:value-type="string" office:string-value="do_NOP_impl, &#9;// 0xD6" calcext:value-type="string">
            <text:p>do_NOP_impl, <text:tab/>// 0xD6</text:p>
          </table:table-cell>
        </table:table-row>
        <table:table-row table:style-name="ro1">
          <table:table-cell table:formula="of:=IF(ISBLANK([$OpCodes.C217]);&quot;do_NOP_impl&quot;;&quot;do_&quot;&amp;[$OpCodes.C217]&amp;&quot;_&quot;&amp;[$OpCodes.D217])&amp;&quot;, &quot;&amp;CHAR(9)&amp;&quot;// 0x&quot;&amp;[$OpCodes.B217]" office:value-type="string" office:string-value="do_NOP_impl, &#9;// 0xD7" calcext:value-type="string">
            <text:p>do_NOP_impl, <text:tab/>// 0xD7</text:p>
          </table:table-cell>
        </table:table-row>
        <table:table-row table:style-name="ro1">
          <table:table-cell table:formula="of:=IF(ISBLANK([$OpCodes.C218]);&quot;do_NOP_impl&quot;;&quot;do_&quot;&amp;[$OpCodes.C218]&amp;&quot;_&quot;&amp;[$OpCodes.D218])&amp;&quot;, &quot;&amp;CHAR(9)&amp;&quot;// 0x&quot;&amp;[$OpCodes.B218]" office:value-type="string" office:string-value="do_NOP_impl, &#9;// 0xD8" calcext:value-type="string">
            <text:p>do_NOP_impl, <text:tab/>// 0xD8</text:p>
          </table:table-cell>
        </table:table-row>
        <table:table-row table:style-name="ro1">
          <table:table-cell table:formula="of:=IF(ISBLANK([$OpCodes.C219]);&quot;do_NOP_impl&quot;;&quot;do_&quot;&amp;[$OpCodes.C219]&amp;&quot;_&quot;&amp;[$OpCodes.D219])&amp;&quot;, &quot;&amp;CHAR(9)&amp;&quot;// 0x&quot;&amp;[$OpCodes.B219]" office:value-type="string" office:string-value="do_NOP_impl, &#9;// 0xD9" calcext:value-type="string">
            <text:p>do_NOP_impl, <text:tab/>// 0xD9</text:p>
          </table:table-cell>
        </table:table-row>
        <table:table-row table:style-name="ro1">
          <table:table-cell table:formula="of:=IF(ISBLANK([$OpCodes.C220]);&quot;do_NOP_impl&quot;;&quot;do_&quot;&amp;[$OpCodes.C220]&amp;&quot;_&quot;&amp;[$OpCodes.D220])&amp;&quot;, &quot;&amp;CHAR(9)&amp;&quot;// 0x&quot;&amp;[$OpCodes.B220]" office:value-type="string" office:string-value="do_NOP_impl, &#9;// 0xDA" calcext:value-type="string">
            <text:p>do_NOP_impl, <text:tab/>// 0xDA</text:p>
          </table:table-cell>
        </table:table-row>
        <table:table-row table:style-name="ro1">
          <table:table-cell table:formula="of:=IF(ISBLANK([$OpCodes.C221]);&quot;do_NOP_impl&quot;;&quot;do_&quot;&amp;[$OpCodes.C221]&amp;&quot;_&quot;&amp;[$OpCodes.D221])&amp;&quot;, &quot;&amp;CHAR(9)&amp;&quot;// 0x&quot;&amp;[$OpCodes.B221]" office:value-type="string" office:string-value="do_NOP_impl, &#9;// 0xDB" calcext:value-type="string">
            <text:p>do_NOP_impl, <text:tab/>// 0xDB</text:p>
          </table:table-cell>
        </table:table-row>
        <table:table-row table:style-name="ro1">
          <table:table-cell table:formula="of:=IF(ISBLANK([$OpCodes.C222]);&quot;do_NOP_impl&quot;;&quot;do_&quot;&amp;[$OpCodes.C222]&amp;&quot;_&quot;&amp;[$OpCodes.D222])&amp;&quot;, &quot;&amp;CHAR(9)&amp;&quot;// 0x&quot;&amp;[$OpCodes.B222]" office:value-type="string" office:string-value="do_NOP_impl, &#9;// 0xDC" calcext:value-type="string">
            <text:p>do_NOP_impl, <text:tab/>// 0xDC</text:p>
          </table:table-cell>
        </table:table-row>
        <table:table-row table:style-name="ro1">
          <table:table-cell table:formula="of:=IF(ISBLANK([$OpCodes.C223]);&quot;do_NOP_impl&quot;;&quot;do_&quot;&amp;[$OpCodes.C223]&amp;&quot;_&quot;&amp;[$OpCodes.D223])&amp;&quot;, &quot;&amp;CHAR(9)&amp;&quot;// 0x&quot;&amp;[$OpCodes.B223]" office:value-type="string" office:string-value="do_NOP_impl, &#9;// 0xDD" calcext:value-type="string">
            <text:p>do_NOP_impl, <text:tab/>// 0xDD</text:p>
          </table:table-cell>
        </table:table-row>
        <table:table-row table:style-name="ro1">
          <table:table-cell table:formula="of:=IF(ISBLANK([$OpCodes.C224]);&quot;do_NOP_impl&quot;;&quot;do_&quot;&amp;[$OpCodes.C224]&amp;&quot;_&quot;&amp;[$OpCodes.D224])&amp;&quot;, &quot;&amp;CHAR(9)&amp;&quot;// 0x&quot;&amp;[$OpCodes.B224]" office:value-type="string" office:string-value="do_NOP_impl, &#9;// 0xDE" calcext:value-type="string">
            <text:p>do_NOP_impl, <text:tab/>// 0xDE</text:p>
          </table:table-cell>
        </table:table-row>
        <table:table-row table:style-name="ro1">
          <table:table-cell table:formula="of:=IF(ISBLANK([$OpCodes.C225]);&quot;do_NOP_impl&quot;;&quot;do_&quot;&amp;[$OpCodes.C225]&amp;&quot;_&quot;&amp;[$OpCodes.D225])&amp;&quot;, &quot;&amp;CHAR(9)&amp;&quot;// 0x&quot;&amp;[$OpCodes.B225]" office:value-type="string" office:string-value="do_NOP_impl, &#9;// 0xDF" calcext:value-type="string">
            <text:p>do_NOP_impl, <text:tab/>// 0xDF</text:p>
          </table:table-cell>
        </table:table-row>
        <table:table-row table:style-name="ro1">
          <table:table-cell table:formula="of:=IF(ISBLANK([$OpCodes.C226]);&quot;do_NOP_impl&quot;;&quot;do_&quot;&amp;[$OpCodes.C226]&amp;&quot;_&quot;&amp;[$OpCodes.D226])&amp;&quot;, &quot;&amp;CHAR(9)&amp;&quot;// 0x&quot;&amp;[$OpCodes.B226]" office:value-type="string" office:string-value="do_CPX_imm, &#9;// 0xE0" calcext:value-type="string">
            <text:p>do_CPX_imm, <text:tab/>// 0xE0</text:p>
          </table:table-cell>
        </table:table-row>
        <table:table-row table:style-name="ro1">
          <table:table-cell table:formula="of:=IF(ISBLANK([$OpCodes.C227]);&quot;do_NOP_impl&quot;;&quot;do_&quot;&amp;[$OpCodes.C227]&amp;&quot;_&quot;&amp;[$OpCodes.D227])&amp;&quot;, &quot;&amp;CHAR(9)&amp;&quot;// 0x&quot;&amp;[$OpCodes.B227]" office:value-type="string" office:string-value="do_NOP_impl, &#9;// 0xE1" calcext:value-type="string">
            <text:p>do_NOP_impl, <text:tab/>// 0xE1</text:p>
          </table:table-cell>
        </table:table-row>
        <table:table-row table:style-name="ro1">
          <table:table-cell table:formula="of:=IF(ISBLANK([$OpCodes.C228]);&quot;do_NOP_impl&quot;;&quot;do_&quot;&amp;[$OpCodes.C228]&amp;&quot;_&quot;&amp;[$OpCodes.D228])&amp;&quot;, &quot;&amp;CHAR(9)&amp;&quot;// 0x&quot;&amp;[$OpCodes.B228]" office:value-type="string" office:string-value="do_NOP_impl, &#9;// 0xE2" calcext:value-type="string">
            <text:p>do_NOP_impl, <text:tab/>// 0xE2</text:p>
          </table:table-cell>
        </table:table-row>
        <table:table-row table:style-name="ro1">
          <table:table-cell table:formula="of:=IF(ISBLANK([$OpCodes.C229]);&quot;do_NOP_impl&quot;;&quot;do_&quot;&amp;[$OpCodes.C229]&amp;&quot;_&quot;&amp;[$OpCodes.D229])&amp;&quot;, &quot;&amp;CHAR(9)&amp;&quot;// 0x&quot;&amp;[$OpCodes.B229]" office:value-type="string" office:string-value="do_NOP_impl, &#9;// 0xE3" calcext:value-type="string">
            <text:p>do_NOP_impl, <text:tab/>// 0xE3</text:p>
          </table:table-cell>
        </table:table-row>
        <table:table-row table:style-name="ro1">
          <table:table-cell table:formula="of:=IF(ISBLANK([$OpCodes.C230]);&quot;do_NOP_impl&quot;;&quot;do_&quot;&amp;[$OpCodes.C230]&amp;&quot;_&quot;&amp;[$OpCodes.D230])&amp;&quot;, &quot;&amp;CHAR(9)&amp;&quot;// 0x&quot;&amp;[$OpCodes.B230]" office:value-type="string" office:string-value="do_NOP_impl, &#9;// 0xE4" calcext:value-type="string">
            <text:p>do_NOP_impl, <text:tab/>// 0xE4</text:p>
          </table:table-cell>
        </table:table-row>
        <table:table-row table:style-name="ro1">
          <table:table-cell table:formula="of:=IF(ISBLANK([$OpCodes.C231]);&quot;do_NOP_impl&quot;;&quot;do_&quot;&amp;[$OpCodes.C231]&amp;&quot;_&quot;&amp;[$OpCodes.D231])&amp;&quot;, &quot;&amp;CHAR(9)&amp;&quot;// 0x&quot;&amp;[$OpCodes.B231]" office:value-type="string" office:string-value="do_SBC_zpg, &#9;// 0xE5" calcext:value-type="string">
            <text:p>do_SBC_zpg, <text:tab/>// 0xE5</text:p>
          </table:table-cell>
        </table:table-row>
        <table:table-row table:style-name="ro1">
          <table:table-cell table:formula="of:=IF(ISBLANK([$OpCodes.C232]);&quot;do_NOP_impl&quot;;&quot;do_&quot;&amp;[$OpCodes.C232]&amp;&quot;_&quot;&amp;[$OpCodes.D232])&amp;&quot;, &quot;&amp;CHAR(9)&amp;&quot;// 0x&quot;&amp;[$OpCodes.B232]" office:value-type="string" office:string-value="do_NOP_impl, &#9;// 0xE6" calcext:value-type="string">
            <text:p>do_NOP_impl, <text:tab/>// 0xE6</text:p>
          </table:table-cell>
        </table:table-row>
        <table:table-row table:style-name="ro1">
          <table:table-cell table:formula="of:=IF(ISBLANK([$OpCodes.C233]);&quot;do_NOP_impl&quot;;&quot;do_&quot;&amp;[$OpCodes.C233]&amp;&quot;_&quot;&amp;[$OpCodes.D233])&amp;&quot;, &quot;&amp;CHAR(9)&amp;&quot;// 0x&quot;&amp;[$OpCodes.B233]" office:value-type="string" office:string-value="do_NOP_impl, &#9;// 0xE7" calcext:value-type="string">
            <text:p>do_NOP_impl, <text:tab/>// 0xE7</text:p>
          </table:table-cell>
        </table:table-row>
        <table:table-row table:style-name="ro1">
          <table:table-cell table:formula="of:=IF(ISBLANK([$OpCodes.C234]);&quot;do_NOP_impl&quot;;&quot;do_&quot;&amp;[$OpCodes.C234]&amp;&quot;_&quot;&amp;[$OpCodes.D234])&amp;&quot;, &quot;&amp;CHAR(9)&amp;&quot;// 0x&quot;&amp;[$OpCodes.B234]" office:value-type="string" office:string-value="do_INX_impl, &#9;// 0xE8" calcext:value-type="string">
            <text:p>do_INX_impl, <text:tab/>// 0xE8</text:p>
          </table:table-cell>
        </table:table-row>
        <table:table-row table:style-name="ro1">
          <table:table-cell table:formula="of:=IF(ISBLANK([$OpCodes.C235]);&quot;do_NOP_impl&quot;;&quot;do_&quot;&amp;[$OpCodes.C235]&amp;&quot;_&quot;&amp;[$OpCodes.D235])&amp;&quot;, &quot;&amp;CHAR(9)&amp;&quot;// 0x&quot;&amp;[$OpCodes.B235]" office:value-type="string" office:string-value="do_SBC_imm, &#9;// 0xE9" calcext:value-type="string">
            <text:p>do_SBC_imm, <text:tab/>// 0xE9</text:p>
          </table:table-cell>
        </table:table-row>
        <table:table-row table:style-name="ro1">
          <table:table-cell table:formula="of:=IF(ISBLANK([$OpCodes.C236]);&quot;do_NOP_impl&quot;;&quot;do_&quot;&amp;[$OpCodes.C236]&amp;&quot;_&quot;&amp;[$OpCodes.D236])&amp;&quot;, &quot;&amp;CHAR(9)&amp;&quot;// 0x&quot;&amp;[$OpCodes.B236]" office:value-type="string" office:string-value="do_NOP_impl, &#9;// 0xEA" calcext:value-type="string">
            <text:p>do_NOP_impl, <text:tab/>// 0xEA</text:p>
          </table:table-cell>
        </table:table-row>
        <table:table-row table:style-name="ro1">
          <table:table-cell table:formula="of:=IF(ISBLANK([$OpCodes.C237]);&quot;do_NOP_impl&quot;;&quot;do_&quot;&amp;[$OpCodes.C237]&amp;&quot;_&quot;&amp;[$OpCodes.D237])&amp;&quot;, &quot;&amp;CHAR(9)&amp;&quot;// 0x&quot;&amp;[$OpCodes.B237]" office:value-type="string" office:string-value="do_NOP_impl, &#9;// 0xEB" calcext:value-type="string">
            <text:p>do_NOP_impl, <text:tab/>// 0xEB</text:p>
          </table:table-cell>
        </table:table-row>
        <table:table-row table:style-name="ro1">
          <table:table-cell table:formula="of:=IF(ISBLANK([$OpCodes.C238]);&quot;do_NOP_impl&quot;;&quot;do_&quot;&amp;[$OpCodes.C238]&amp;&quot;_&quot;&amp;[$OpCodes.D238])&amp;&quot;, &quot;&amp;CHAR(9)&amp;&quot;// 0x&quot;&amp;[$OpCodes.B238]" office:value-type="string" office:string-value="do_NOP_impl, &#9;// 0xEC" calcext:value-type="string">
            <text:p>do_NOP_impl, <text:tab/>// 0xEC</text:p>
          </table:table-cell>
        </table:table-row>
        <table:table-row table:style-name="ro1">
          <table:table-cell table:formula="of:=IF(ISBLANK([$OpCodes.C239]);&quot;do_NOP_impl&quot;;&quot;do_&quot;&amp;[$OpCodes.C239]&amp;&quot;_&quot;&amp;[$OpCodes.D239])&amp;&quot;, &quot;&amp;CHAR(9)&amp;&quot;// 0x&quot;&amp;[$OpCodes.B239]" office:value-type="string" office:string-value="do_NOP_impl, &#9;// 0xED" calcext:value-type="string">
            <text:p>do_NOP_impl, <text:tab/>// 0xED</text:p>
          </table:table-cell>
        </table:table-row>
        <table:table-row table:style-name="ro1">
          <table:table-cell table:formula="of:=IF(ISBLANK([$OpCodes.C240]);&quot;do_NOP_impl&quot;;&quot;do_&quot;&amp;[$OpCodes.C240]&amp;&quot;_&quot;&amp;[$OpCodes.D240])&amp;&quot;, &quot;&amp;CHAR(9)&amp;&quot;// 0x&quot;&amp;[$OpCodes.B240]" office:value-type="string" office:string-value="do_NOP_impl, &#9;// 0xEE" calcext:value-type="string">
            <text:p>do_NOP_impl, <text:tab/>// 0xEE</text:p>
          </table:table-cell>
        </table:table-row>
        <table:table-row table:style-name="ro1">
          <table:table-cell table:formula="of:=IF(ISBLANK([$OpCodes.C241]);&quot;do_NOP_impl&quot;;&quot;do_&quot;&amp;[$OpCodes.C241]&amp;&quot;_&quot;&amp;[$OpCodes.D241])&amp;&quot;, &quot;&amp;CHAR(9)&amp;&quot;// 0x&quot;&amp;[$OpCodes.B241]" office:value-type="string" office:string-value="do_NOP_impl, &#9;// 0xEF" calcext:value-type="string">
            <text:p>do_NOP_impl, <text:tab/>// 0xEF</text:p>
          </table:table-cell>
        </table:table-row>
        <table:table-row table:style-name="ro1">
          <table:table-cell table:formula="of:=IF(ISBLANK([$OpCodes.C242]);&quot;do_NOP_impl&quot;;&quot;do_&quot;&amp;[$OpCodes.C242]&amp;&quot;_&quot;&amp;[$OpCodes.D242])&amp;&quot;, &quot;&amp;CHAR(9)&amp;&quot;// 0x&quot;&amp;[$OpCodes.B242]" office:value-type="string" office:string-value="do_BEQ_rel, &#9;// 0xF0" calcext:value-type="string">
            <text:p>do_BEQ_rel, <text:tab/>// 0xF0</text:p>
          </table:table-cell>
        </table:table-row>
        <table:table-row table:style-name="ro1">
          <table:table-cell table:formula="of:=IF(ISBLANK([$OpCodes.C243]);&quot;do_NOP_impl&quot;;&quot;do_&quot;&amp;[$OpCodes.C243]&amp;&quot;_&quot;&amp;[$OpCodes.D243])&amp;&quot;, &quot;&amp;CHAR(9)&amp;&quot;// 0x&quot;&amp;[$OpCodes.B243]" office:value-type="string" office:string-value="do_NOP_impl, &#9;// 0xF1" calcext:value-type="string">
            <text:p>do_NOP_impl, <text:tab/>// 0xF1</text:p>
          </table:table-cell>
        </table:table-row>
        <table:table-row table:style-name="ro1">
          <table:table-cell table:formula="of:=IF(ISBLANK([$OpCodes.C244]);&quot;do_NOP_impl&quot;;&quot;do_&quot;&amp;[$OpCodes.C244]&amp;&quot;_&quot;&amp;[$OpCodes.D244])&amp;&quot;, &quot;&amp;CHAR(9)&amp;&quot;// 0x&quot;&amp;[$OpCodes.B244]" office:value-type="string" office:string-value="do_NOP_impl, &#9;// 0xF2" calcext:value-type="string">
            <text:p>do_NOP_impl, <text:tab/>// 0xF2</text:p>
          </table:table-cell>
        </table:table-row>
        <table:table-row table:style-name="ro1">
          <table:table-cell table:formula="of:=IF(ISBLANK([$OpCodes.C245]);&quot;do_NOP_impl&quot;;&quot;do_&quot;&amp;[$OpCodes.C245]&amp;&quot;_&quot;&amp;[$OpCodes.D245])&amp;&quot;, &quot;&amp;CHAR(9)&amp;&quot;// 0x&quot;&amp;[$OpCodes.B245]" office:value-type="string" office:string-value="do_NOP_impl, &#9;// 0xF3" calcext:value-type="string">
            <text:p>do_NOP_impl, <text:tab/>// 0xF3</text:p>
          </table:table-cell>
        </table:table-row>
        <table:table-row table:style-name="ro1">
          <table:table-cell table:formula="of:=IF(ISBLANK([$OpCodes.C246]);&quot;do_NOP_impl&quot;;&quot;do_&quot;&amp;[$OpCodes.C246]&amp;&quot;_&quot;&amp;[$OpCodes.D246])&amp;&quot;, &quot;&amp;CHAR(9)&amp;&quot;// 0x&quot;&amp;[$OpCodes.B246]" office:value-type="string" office:string-value="do_NOP_impl, &#9;// 0xF4" calcext:value-type="string">
            <text:p>do_NOP_impl, <text:tab/>// 0xF4</text:p>
          </table:table-cell>
        </table:table-row>
        <table:table-row table:style-name="ro1">
          <table:table-cell table:formula="of:=IF(ISBLANK([$OpCodes.C247]);&quot;do_NOP_impl&quot;;&quot;do_&quot;&amp;[$OpCodes.C247]&amp;&quot;_&quot;&amp;[$OpCodes.D247])&amp;&quot;, &quot;&amp;CHAR(9)&amp;&quot;// 0x&quot;&amp;[$OpCodes.B247]" office:value-type="string" office:string-value="do_NOP_impl, &#9;// 0xF5" calcext:value-type="string">
            <text:p>do_NOP_impl, <text:tab/>// 0xF5</text:p>
          </table:table-cell>
        </table:table-row>
        <table:table-row table:style-name="ro1">
          <table:table-cell table:formula="of:=IF(ISBLANK([$OpCodes.C248]);&quot;do_NOP_impl&quot;;&quot;do_&quot;&amp;[$OpCodes.C248]&amp;&quot;_&quot;&amp;[$OpCodes.D248])&amp;&quot;, &quot;&amp;CHAR(9)&amp;&quot;// 0x&quot;&amp;[$OpCodes.B248]" office:value-type="string" office:string-value="do_NOP_impl, &#9;// 0xF6" calcext:value-type="string">
            <text:p>do_NOP_impl, <text:tab/>// 0xF6</text:p>
          </table:table-cell>
        </table:table-row>
        <table:table-row table:style-name="ro1">
          <table:table-cell table:formula="of:=IF(ISBLANK([$OpCodes.C249]);&quot;do_NOP_impl&quot;;&quot;do_&quot;&amp;[$OpCodes.C249]&amp;&quot;_&quot;&amp;[$OpCodes.D249])&amp;&quot;, &quot;&amp;CHAR(9)&amp;&quot;// 0x&quot;&amp;[$OpCodes.B249]" office:value-type="string" office:string-value="do_NOP_impl, &#9;// 0xF7" calcext:value-type="string">
            <text:p>do_NOP_impl, <text:tab/>// 0xF7</text:p>
          </table:table-cell>
        </table:table-row>
        <table:table-row table:style-name="ro1">
          <table:table-cell table:formula="of:=IF(ISBLANK([$OpCodes.C250]);&quot;do_NOP_impl&quot;;&quot;do_&quot;&amp;[$OpCodes.C250]&amp;&quot;_&quot;&amp;[$OpCodes.D250])&amp;&quot;, &quot;&amp;CHAR(9)&amp;&quot;// 0x&quot;&amp;[$OpCodes.B250]" office:value-type="string" office:string-value="do_NOP_impl, &#9;// 0xF8" calcext:value-type="string">
            <text:p>do_NOP_impl, <text:tab/>// 0xF8</text:p>
          </table:table-cell>
        </table:table-row>
        <table:table-row table:style-name="ro1">
          <table:table-cell table:formula="of:=IF(ISBLANK([$OpCodes.C251]);&quot;do_NOP_impl&quot;;&quot;do_&quot;&amp;[$OpCodes.C251]&amp;&quot;_&quot;&amp;[$OpCodes.D251])&amp;&quot;, &quot;&amp;CHAR(9)&amp;&quot;// 0x&quot;&amp;[$OpCodes.B251]" office:value-type="string" office:string-value="do_NOP_impl, &#9;// 0xF9" calcext:value-type="string">
            <text:p>do_NOP_impl, <text:tab/>// 0xF9</text:p>
          </table:table-cell>
        </table:table-row>
        <table:table-row table:style-name="ro1">
          <table:table-cell table:formula="of:=IF(ISBLANK([$OpCodes.C252]);&quot;do_NOP_impl&quot;;&quot;do_&quot;&amp;[$OpCodes.C252]&amp;&quot;_&quot;&amp;[$OpCodes.D252])&amp;&quot;, &quot;&amp;CHAR(9)&amp;&quot;// 0x&quot;&amp;[$OpCodes.B252]" office:value-type="string" office:string-value="do_NOP_impl, &#9;// 0xFA" calcext:value-type="string">
            <text:p>do_NOP_impl, <text:tab/>// 0xFA</text:p>
          </table:table-cell>
        </table:table-row>
        <table:table-row table:style-name="ro1">
          <table:table-cell table:formula="of:=IF(ISBLANK([$OpCodes.C253]);&quot;do_NOP_impl&quot;;&quot;do_&quot;&amp;[$OpCodes.C253]&amp;&quot;_&quot;&amp;[$OpCodes.D253])&amp;&quot;, &quot;&amp;CHAR(9)&amp;&quot;// 0x&quot;&amp;[$OpCodes.B253]" office:value-type="string" office:string-value="do_NOP_impl, &#9;// 0xFB" calcext:value-type="string">
            <text:p>do_NOP_impl, <text:tab/>// 0xFB</text:p>
          </table:table-cell>
        </table:table-row>
        <table:table-row table:style-name="ro1">
          <table:table-cell table:formula="of:=IF(ISBLANK([$OpCodes.C254]);&quot;do_NOP_impl&quot;;&quot;do_&quot;&amp;[$OpCodes.C254]&amp;&quot;_&quot;&amp;[$OpCodes.D254])&amp;&quot;, &quot;&amp;CHAR(9)&amp;&quot;// 0x&quot;&amp;[$OpCodes.B254]" office:value-type="string" office:string-value="do_NOP_impl, &#9;// 0xFC" calcext:value-type="string">
            <text:p>do_NOP_impl, <text:tab/>// 0xFC</text:p>
          </table:table-cell>
        </table:table-row>
        <table:table-row table:style-name="ro1">
          <table:table-cell table:formula="of:=IF(ISBLANK([$OpCodes.C255]);&quot;do_NOP_impl&quot;;&quot;do_&quot;&amp;[$OpCodes.C255]&amp;&quot;_&quot;&amp;[$OpCodes.D255])&amp;&quot;, &quot;&amp;CHAR(9)&amp;&quot;// 0x&quot;&amp;[$OpCodes.B255]" office:value-type="string" office:string-value="do_NOP_impl, &#9;// 0xFD" calcext:value-type="string">
            <text:p>do_NOP_impl, <text:tab/>// 0xFD</text:p>
          </table:table-cell>
        </table:table-row>
        <table:table-row table:style-name="ro1">
          <table:table-cell table:formula="of:=IF(ISBLANK([$OpCodes.C256]);&quot;do_NOP_impl&quot;;&quot;do_&quot;&amp;[$OpCodes.C256]&amp;&quot;_&quot;&amp;[$OpCodes.D256])&amp;&quot;, &quot;&amp;CHAR(9)&amp;&quot;// 0x&quot;&amp;[$OpCodes.B256]" office:value-type="string" office:string-value="do_NOP_impl, &#9;// 0xFE" calcext:value-type="string">
            <text:p>do_NOP_impl, <text:tab/>// 0xFE</text:p>
          </table:table-cell>
        </table:table-row>
        <table:table-row table:style-name="ro1">
          <table:table-cell table:formula="of:=IF(ISBLANK([$OpCodes.C257]);&quot;do_NOP_impl&quot;;&quot;do_&quot;&amp;[$OpCodes.C257]&amp;&quot;_&quot;&amp;[$OpCodes.D257])&amp;&quot;  &quot;&amp;CHAR(9)&amp;&quot;// 0x&quot;&amp;[$OpCodes.B257]" office:value-type="string" office:string-value="do_NOP_impl  &#9;// 0xFF" calcext:value-type="string">
            <text:p>do_NOP_impl <text:s/><text:tab/>// 0xFF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table table:name="Table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/>
          <table:table-cell table:style-name="ce10" office:value-type="string" calcext:value-type="string" table:number-columns-spanned="12" table:number-rows-spanned="1">
            <text:p>Low nibble</text:p>
          </table:table-cell>
          <table:covered-table-cell table:number-columns-repeated="11"/>
        </table:table-row>
        <table:table-row table:style-name="ro1">
          <table:table-cell office:value-type="string" calcext:value-type="string">
            <text:p>High nibb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BRK</text:p>
          </table:table-cell>
          <table:table-cell table:style-name="ce12" office:value-type="string" calcext:value-type="string">
            <text:p>ORA (ind,X)</text:p>
          </table:table-cell>
          <table:table-cell table:style-name="ce11" table:number-columns-repeated="2"/>
          <table:table-cell table:style-name="ce12" office:value-type="string" calcext:value-type="string">
            <text:p>ORA zpg</text:p>
          </table:table-cell>
          <table:table-cell table:style-name="ce12" office:value-type="string" calcext:value-type="string">
            <text:p>ASL zpg</text:p>
          </table:table-cell>
          <table:table-cell table:style-name="ce12" office:value-type="string" calcext:value-type="string">
            <text:p>PHP</text:p>
          </table:table-cell>
          <table:table-cell table:style-name="ce12" office:value-type="string" calcext:value-type="string">
            <text:p>ORA #</text:p>
          </table:table-cell>
          <table:table-cell table:style-name="ce12" office:value-type="string" calcext:value-type="string">
            <text:p>ASL A</text:p>
          </table:table-cell>
          <table:table-cell table:style-name="ce11"/>
          <table:table-cell table:style-name="ce12" office:value-type="string" calcext:value-type="string">
            <text:p>ORA abs</text:p>
          </table:table-cell>
          <table:table-cell table:style-name="ce12" office:value-type="string" calcext:value-type="string">
            <text:p>ASL 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PL rel</text:p>
          </table:table-cell>
          <table:table-cell table:style-name="ce12" office:value-type="string" calcext:value-type="string">
            <text:p>ORA (ind),Y</text:p>
          </table:table-cell>
          <table:table-cell table:style-name="ce11" table:number-columns-repeated="2"/>
          <table:table-cell table:style-name="ce12" office:value-type="string" calcext:value-type="string">
            <text:p>ORA zpg,X</text:p>
          </table:table-cell>
          <table:table-cell table:style-name="ce12" office:value-type="string" calcext:value-type="string">
            <text:p>ASL zpg,X</text:p>
          </table:table-cell>
          <table:table-cell table:style-name="ce11" office:value-type="string" calcext:value-type="string">
            <text:p>CLC</text:p>
          </table:table-cell>
          <table:table-cell table:style-name="ce12" office:value-type="string" calcext:value-type="string">
            <text:p>ORA abs,Y</text:p>
          </table:table-cell>
          <table:table-cell table:style-name="ce11" table:number-columns-repeated="2"/>
          <table:table-cell table:style-name="ce12" office:value-type="string" calcext:value-type="string">
            <text:p>ORA abs,X</text:p>
          </table:table-cell>
          <table:table-cell table:style-name="ce12" office:value-type="string" calcext:value-type="string">
            <text:p>ASL abs,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JSR abs</text:p>
          </table:table-cell>
          <table:table-cell table:style-name="ce12" office:value-type="string" calcext:value-type="string">
            <text:p>AND (ind,X)</text:p>
          </table:table-cell>
          <table:table-cell table:style-name="ce11"/>
          <table:table-cell table:style-name="ce12" office:value-type="string" calcext:value-type="string">
            <text:p>BIT zpg</text:p>
          </table:table-cell>
          <table:table-cell table:style-name="ce12" office:value-type="string" calcext:value-type="string">
            <text:p>AND zpg</text:p>
          </table:table-cell>
          <table:table-cell table:style-name="ce12" office:value-type="string" calcext:value-type="string">
            <text:p>ROL zpg</text:p>
          </table:table-cell>
          <table:table-cell table:style-name="ce12" office:value-type="string" calcext:value-type="string">
            <text:p>PLP</text:p>
          </table:table-cell>
          <table:table-cell table:style-name="ce12" office:value-type="string" calcext:value-type="string">
            <text:p>AND #</text:p>
          </table:table-cell>
          <table:table-cell table:style-name="ce12" office:value-type="string" calcext:value-type="string">
            <text:p>ROL A</text:p>
          </table:table-cell>
          <table:table-cell table:style-name="ce12" office:value-type="string" calcext:value-type="string">
            <text:p>BIT abs</text:p>
          </table:table-cell>
          <table:table-cell table:style-name="ce12" office:value-type="string" calcext:value-type="string">
            <text:p>AND abs</text:p>
          </table:table-cell>
          <table:table-cell table:style-name="ce12" office:value-type="string" calcext:value-type="string">
            <text:p>ROL ab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BMI rel</text:p>
          </table:table-cell>
          <table:table-cell table:style-name="ce12" office:value-type="string" calcext:value-type="string">
            <text:p>AND (ind),Y</text:p>
          </table:table-cell>
          <table:table-cell table:style-name="ce11" table:number-columns-repeated="2"/>
          <table:table-cell table:style-name="ce12" office:value-type="string" calcext:value-type="string">
            <text:p>AND zpg,X</text:p>
          </table:table-cell>
          <table:table-cell table:style-name="ce12" office:value-type="string" calcext:value-type="string">
            <text:p>ROL zpg,X</text:p>
          </table:table-cell>
          <table:table-cell table:style-name="ce11" office:value-type="string" calcext:value-type="string">
            <text:p>SEC</text:p>
          </table:table-cell>
          <table:table-cell table:style-name="ce12" office:value-type="string" calcext:value-type="string">
            <text:p>AND abs,Y</text:p>
          </table:table-cell>
          <table:table-cell table:style-name="ce11" table:number-columns-repeated="2"/>
          <table:table-cell table:style-name="ce12" office:value-type="string" calcext:value-type="string">
            <text:p>AND abs,X</text:p>
          </table:table-cell>
          <table:table-cell table:style-name="ce12" office:value-type="string" calcext:value-type="string">
            <text:p>ROL abs,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RTI</text:p>
          </table:table-cell>
          <table:table-cell table:style-name="ce12" office:value-type="string" calcext:value-type="string">
            <text:p>EOR (ind,X)</text:p>
          </table:table-cell>
          <table:table-cell table:style-name="ce11" table:number-columns-repeated="2"/>
          <table:table-cell table:style-name="ce12" office:value-type="string" calcext:value-type="string">
            <text:p>EOR zpg</text:p>
          </table:table-cell>
          <table:table-cell table:style-name="ce12" office:value-type="string" calcext:value-type="string">
            <text:p>LSR zpg</text:p>
          </table:table-cell>
          <table:table-cell table:style-name="ce12" office:value-type="string" calcext:value-type="string">
            <text:p>PHA</text:p>
          </table:table-cell>
          <table:table-cell table:style-name="ce12" office:value-type="string" calcext:value-type="string">
            <text:p>EOR #</text:p>
          </table:table-cell>
          <table:table-cell table:style-name="ce12" office:value-type="string" calcext:value-type="string">
            <text:p>LSR A</text:p>
          </table:table-cell>
          <table:table-cell table:style-name="ce11" office:value-type="string" calcext:value-type="string">
            <text:p>JMP abs</text:p>
          </table:table-cell>
          <table:table-cell table:style-name="ce12" office:value-type="string" calcext:value-type="string">
            <text:p>EOR abs</text:p>
          </table:table-cell>
          <table:table-cell table:style-name="ce12" office:value-type="string" calcext:value-type="string">
            <text:p>LSR ab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BVC rel</text:p>
          </table:table-cell>
          <table:table-cell table:style-name="ce12" office:value-type="string" calcext:value-type="string">
            <text:p>EOR (ind),Y</text:p>
          </table:table-cell>
          <table:table-cell table:style-name="ce11" table:number-columns-repeated="2"/>
          <table:table-cell table:style-name="ce12" office:value-type="string" calcext:value-type="string">
            <text:p>EOR zpg,X</text:p>
          </table:table-cell>
          <table:table-cell table:style-name="ce12" office:value-type="string" calcext:value-type="string">
            <text:p>LSR zpg,X</text:p>
          </table:table-cell>
          <table:table-cell table:style-name="ce12" office:value-type="string" calcext:value-type="string">
            <text:p>CLI</text:p>
          </table:table-cell>
          <table:table-cell table:style-name="ce12" office:value-type="string" calcext:value-type="string">
            <text:p>EOR abs,Y</text:p>
          </table:table-cell>
          <table:table-cell table:style-name="ce11" table:number-columns-repeated="2"/>
          <table:table-cell table:style-name="ce12" office:value-type="string" calcext:value-type="string">
            <text:p>EOR abs,X</text:p>
          </table:table-cell>
          <table:table-cell table:style-name="ce12" office:value-type="string" calcext:value-type="string">
            <text:p>LSR abs,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RTS</text:p>
          </table:table-cell>
          <table:table-cell table:style-name="ce12" office:value-type="string" calcext:value-type="string">
            <text:p>ADC (ind,X)</text:p>
          </table:table-cell>
          <table:table-cell table:style-name="ce11" table:number-columns-repeated="2"/>
          <table:table-cell table:style-name="ce11" office:value-type="string" calcext:value-type="string">
            <text:p>ADC zpg</text:p>
          </table:table-cell>
          <table:table-cell table:style-name="ce12" office:value-type="string" calcext:value-type="string">
            <text:p>ROR zpg</text:p>
          </table:table-cell>
          <table:table-cell table:style-name="ce12" office:value-type="string" calcext:value-type="string">
            <text:p>PLA</text:p>
          </table:table-cell>
          <table:table-cell table:style-name="ce11" office:value-type="string" calcext:value-type="string">
            <text:p>ADC #</text:p>
          </table:table-cell>
          <table:table-cell table:style-name="ce12" office:value-type="string" calcext:value-type="string">
            <text:p>ROR A</text:p>
          </table:table-cell>
          <table:table-cell table:style-name="ce11" office:value-type="string" calcext:value-type="string">
            <text:p>JMP (ind)</text:p>
          </table:table-cell>
          <table:table-cell table:style-name="ce12" office:value-type="string" calcext:value-type="string">
            <text:p>ADC abs</text:p>
          </table:table-cell>
          <table:table-cell table:style-name="ce12" office:value-type="string" calcext:value-type="string">
            <text:p>ROR ab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BVS rel</text:p>
          </table:table-cell>
          <table:table-cell table:style-name="ce12" office:value-type="string" calcext:value-type="string">
            <text:p>ADC (ind),Y</text:p>
          </table:table-cell>
          <table:table-cell table:style-name="ce11" table:number-columns-repeated="2"/>
          <table:table-cell table:style-name="ce12" office:value-type="string" calcext:value-type="string">
            <text:p>ADC zpg,X</text:p>
          </table:table-cell>
          <table:table-cell table:style-name="ce12" office:value-type="string" calcext:value-type="string">
            <text:p>ROR zpg,X</text:p>
          </table:table-cell>
          <table:table-cell table:style-name="ce12" office:value-type="string" calcext:value-type="string">
            <text:p>SEI</text:p>
          </table:table-cell>
          <table:table-cell table:style-name="ce12" office:value-type="string" calcext:value-type="string">
            <text:p>ADC abs,Y</text:p>
          </table:table-cell>
          <table:table-cell table:style-name="ce11" table:number-columns-repeated="2"/>
          <table:table-cell table:style-name="ce12" office:value-type="string" calcext:value-type="string">
            <text:p>ADC abs,X</text:p>
          </table:table-cell>
          <table:table-cell table:style-name="ce12" office:value-type="string" calcext:value-type="string">
            <text:p>ROR abs,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"/>
          <table:table-cell table:style-name="ce11" office:value-type="string" calcext:value-type="string">
            <text:p>STA (ind,X)</text:p>
          </table:table-cell>
          <table:table-cell table:style-name="ce11"/>
          <table:table-cell table:style-name="ce11" office:value-type="string" calcext:value-type="string">
            <text:p>STY zpg</text:p>
          </table:table-cell>
          <table:table-cell table:style-name="ce11" office:value-type="string" calcext:value-type="string">
            <text:p>STA zpg</text:p>
          </table:table-cell>
          <table:table-cell table:style-name="ce11" office:value-type="string" calcext:value-type="string">
            <text:p>STX zpg</text:p>
          </table:table-cell>
          <table:table-cell table:style-name="ce11" office:value-type="string" calcext:value-type="string">
            <text:p>DEY</text:p>
          </table:table-cell>
          <table:table-cell table:style-name="ce11"/>
          <table:table-cell table:style-name="ce11" office:value-type="string" calcext:value-type="string">
            <text:p>TXA</text:p>
          </table:table-cell>
          <table:table-cell table:style-name="ce11" office:value-type="string" calcext:value-type="string">
            <text:p>STY abs</text:p>
          </table:table-cell>
          <table:table-cell table:style-name="ce11" office:value-type="string" calcext:value-type="string">
            <text:p>STA abs</text:p>
          </table:table-cell>
          <table:table-cell table:style-name="ce11" office:value-type="string" calcext:value-type="string">
            <text:p>STX ab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BCC rel</text:p>
          </table:table-cell>
          <table:table-cell table:style-name="ce11" office:value-type="string" calcext:value-type="string">
            <text:p>STA (ind),Y</text:p>
          </table:table-cell>
          <table:table-cell table:style-name="ce11"/>
          <table:table-cell table:style-name="ce11" office:value-type="string" calcext:value-type="string">
            <text:p>STY zpg,X</text:p>
          </table:table-cell>
          <table:table-cell table:style-name="ce11" office:value-type="string" calcext:value-type="string">
            <text:p>STA zpg,X</text:p>
          </table:table-cell>
          <table:table-cell table:style-name="ce11" office:value-type="string" calcext:value-type="string">
            <text:p>STX zpg,Y</text:p>
          </table:table-cell>
          <table:table-cell table:style-name="ce11" office:value-type="string" calcext:value-type="string">
            <text:p>TYA</text:p>
          </table:table-cell>
          <table:table-cell table:style-name="ce11" office:value-type="string" calcext:value-type="string">
            <text:p>STA abs,Y</text:p>
          </table:table-cell>
          <table:table-cell table:style-name="ce12" office:value-type="string" calcext:value-type="string">
            <text:p>TXS</text:p>
          </table:table-cell>
          <table:table-cell table:style-name="ce11"/>
          <table:table-cell table:style-name="ce11" office:value-type="string" calcext:value-type="string">
            <text:p>STA abs,X</text:p>
          </table:table-cell>
          <table:table-cell table:style-name="ce11"/>
        </table:table-row>
        <table:table-row table:style-name="ro1">
          <table:table-cell office:value-type="string" calcext:value-type="string">
            <text:p>A</text:p>
          </table:table-cell>
          <table:table-cell table:style-name="ce11" office:value-type="string" calcext:value-type="string">
            <text:p>LDY #</text:p>
          </table:table-cell>
          <table:table-cell table:style-name="ce11" office:value-type="string" calcext:value-type="string">
            <text:p>LDA (ind,X)</text:p>
          </table:table-cell>
          <table:table-cell table:style-name="ce11" office:value-type="string" calcext:value-type="string">
            <text:p>LDX #</text:p>
          </table:table-cell>
          <table:table-cell table:style-name="ce11" office:value-type="string" calcext:value-type="string">
            <text:p>LDY zpg</text:p>
          </table:table-cell>
          <table:table-cell table:style-name="ce11" office:value-type="string" calcext:value-type="string">
            <text:p>LDA zpg</text:p>
          </table:table-cell>
          <table:table-cell table:style-name="ce11" office:value-type="string" calcext:value-type="string">
            <text:p>LDX zpg</text:p>
          </table:table-cell>
          <table:table-cell table:style-name="ce11" office:value-type="string" calcext:value-type="string">
            <text:p>TAY</text:p>
          </table:table-cell>
          <table:table-cell table:style-name="ce11" office:value-type="string" calcext:value-type="string">
            <text:p>LDA #</text:p>
          </table:table-cell>
          <table:table-cell table:style-name="ce11" office:value-type="string" calcext:value-type="string">
            <text:p>TAX</text:p>
          </table:table-cell>
          <table:table-cell table:style-name="ce11" office:value-type="string" calcext:value-type="string">
            <text:p>LDY abs</text:p>
          </table:table-cell>
          <table:table-cell table:style-name="ce11" office:value-type="string" calcext:value-type="string">
            <text:p>LDA abs</text:p>
          </table:table-cell>
          <table:table-cell table:style-name="ce11" office:value-type="string" calcext:value-type="string">
            <text:p>LDX ab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1" office:value-type="string" calcext:value-type="string">
            <text:p>BCS rel</text:p>
          </table:table-cell>
          <table:table-cell table:style-name="ce11" office:value-type="string" calcext:value-type="string">
            <text:p>LDA (ind),Y</text:p>
          </table:table-cell>
          <table:table-cell table:style-name="ce11"/>
          <table:table-cell table:style-name="ce11" office:value-type="string" calcext:value-type="string">
            <text:p>LDY zpg,X</text:p>
          </table:table-cell>
          <table:table-cell table:style-name="ce11" office:value-type="string" calcext:value-type="string">
            <text:p>LDA zpg,X</text:p>
          </table:table-cell>
          <table:table-cell table:style-name="ce11" office:value-type="string" calcext:value-type="string">
            <text:p>LDX zpg,Y</text:p>
          </table:table-cell>
          <table:table-cell table:style-name="ce11" office:value-type="string" calcext:value-type="string">
            <text:p>CLV</text:p>
          </table:table-cell>
          <table:table-cell table:style-name="ce11" office:value-type="string" calcext:value-type="string">
            <text:p>LDA abs,Y</text:p>
          </table:table-cell>
          <table:table-cell table:style-name="ce12" office:value-type="string" calcext:value-type="string">
            <text:p>TSX</text:p>
          </table:table-cell>
          <table:table-cell table:style-name="ce11" office:value-type="string" calcext:value-type="string">
            <text:p>LDY abs,X</text:p>
          </table:table-cell>
          <table:table-cell table:style-name="ce11" office:value-type="string" calcext:value-type="string">
            <text:p>LDA abs,X</text:p>
          </table:table-cell>
          <table:table-cell table:style-name="ce11" office:value-type="string" calcext:value-type="string">
            <text:p>LDX abs,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1" office:value-type="string" calcext:value-type="string">
            <text:p>CPY #</text:p>
          </table:table-cell>
          <table:table-cell table:style-name="ce12" office:value-type="string" calcext:value-type="string">
            <text:p>CMP (ind,X)</text:p>
          </table:table-cell>
          <table:table-cell table:style-name="ce11"/>
          <table:table-cell table:style-name="ce12" office:value-type="string" calcext:value-type="string">
            <text:p>CPY zpg</text:p>
          </table:table-cell>
          <table:table-cell table:style-name="ce12" office:value-type="string" calcext:value-type="string">
            <text:p>CMP zpg</text:p>
          </table:table-cell>
          <table:table-cell table:style-name="ce12" office:value-type="string" calcext:value-type="string">
            <text:p>DEC zpg</text:p>
          </table:table-cell>
          <table:table-cell table:style-name="ce11" office:value-type="string" calcext:value-type="string">
            <text:p>INY</text:p>
          </table:table-cell>
          <table:table-cell table:style-name="ce11" office:value-type="string" calcext:value-type="string">
            <text:p>CMP #</text:p>
          </table:table-cell>
          <table:table-cell table:style-name="ce11" office:value-type="string" calcext:value-type="string">
            <text:p>DEX</text:p>
          </table:table-cell>
          <table:table-cell table:style-name="ce12" office:value-type="string" calcext:value-type="string">
            <text:p>CPY abs</text:p>
          </table:table-cell>
          <table:table-cell table:style-name="ce12" office:value-type="string" calcext:value-type="string">
            <text:p>CMP abs</text:p>
          </table:table-cell>
          <table:table-cell table:style-name="ce12" office:value-type="string" calcext:value-type="string">
            <text:p>DEC ab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1" office:value-type="string" calcext:value-type="string">
            <text:p>BNE rel</text:p>
          </table:table-cell>
          <table:table-cell table:style-name="ce12" office:value-type="string" calcext:value-type="string">
            <text:p>CMP (ind),Y</text:p>
          </table:table-cell>
          <table:table-cell table:style-name="ce11" table:number-columns-repeated="2"/>
          <table:table-cell table:style-name="ce12" office:value-type="string" calcext:value-type="string">
            <text:p>CMP zpg,X</text:p>
          </table:table-cell>
          <table:table-cell table:style-name="ce12" office:value-type="string" calcext:value-type="string">
            <text:p>DEC zpg,X</text:p>
          </table:table-cell>
          <table:table-cell table:style-name="ce12" office:value-type="string" calcext:value-type="string">
            <text:p>CLD</text:p>
          </table:table-cell>
          <table:table-cell table:style-name="ce12" office:value-type="string" calcext:value-type="string">
            <text:p>CMP abs,Y</text:p>
          </table:table-cell>
          <table:table-cell table:style-name="ce11" table:number-columns-repeated="2"/>
          <table:table-cell table:style-name="ce12" office:value-type="string" calcext:value-type="string">
            <text:p>CMP abs,X</text:p>
          </table:table-cell>
          <table:table-cell table:style-name="ce12" office:value-type="string" calcext:value-type="string">
            <text:p>DEC abs,X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11" office:value-type="string" calcext:value-type="string">
            <text:p>CPX #</text:p>
          </table:table-cell>
          <table:table-cell table:style-name="ce12" office:value-type="string" calcext:value-type="string">
            <text:p>SBC (ind,X)</text:p>
          </table:table-cell>
          <table:table-cell table:style-name="ce11"/>
          <table:table-cell table:style-name="ce12" office:value-type="string" calcext:value-type="string">
            <text:p>CPX zpg</text:p>
          </table:table-cell>
          <table:table-cell table:style-name="ce11" office:value-type="string" calcext:value-type="string">
            <text:p>SBC zpg</text:p>
          </table:table-cell>
          <table:table-cell table:style-name="ce12" office:value-type="string" calcext:value-type="string">
            <text:p>INC zpg</text:p>
          </table:table-cell>
          <table:table-cell table:style-name="ce11" office:value-type="string" calcext:value-type="string">
            <text:p>INX</text:p>
          </table:table-cell>
          <table:table-cell table:style-name="ce11" office:value-type="string" calcext:value-type="string">
            <text:p>SBC #</text:p>
          </table:table-cell>
          <table:table-cell table:style-name="ce11" office:value-type="string" calcext:value-type="string">
            <text:p>NOP</text:p>
          </table:table-cell>
          <table:table-cell table:style-name="ce12" office:value-type="string" calcext:value-type="string">
            <text:p>CPX abs</text:p>
          </table:table-cell>
          <table:table-cell table:style-name="ce12" office:value-type="string" calcext:value-type="string">
            <text:p>SBC abs</text:p>
          </table:table-cell>
          <table:table-cell table:style-name="ce12" office:value-type="string" calcext:value-type="string">
            <text:p>INC abs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1" office:value-type="string" calcext:value-type="string">
            <text:p>BEQ rel</text:p>
          </table:table-cell>
          <table:table-cell table:style-name="ce12" office:value-type="string" calcext:value-type="string">
            <text:p>SBC (ind),Y</text:p>
          </table:table-cell>
          <table:table-cell table:style-name="ce11" table:number-columns-repeated="2"/>
          <table:table-cell table:style-name="ce12" office:value-type="string" calcext:value-type="string">
            <text:p>SBC zpg,X</text:p>
          </table:table-cell>
          <table:table-cell table:style-name="ce12" office:value-type="string" calcext:value-type="string">
            <text:p>INC zpg,X</text:p>
          </table:table-cell>
          <table:table-cell table:style-name="ce12" office:value-type="string" calcext:value-type="string">
            <text:p>SED</text:p>
          </table:table-cell>
          <table:table-cell table:style-name="ce12" office:value-type="string" calcext:value-type="string">
            <text:p>SBC abs,Y</text:p>
          </table:table-cell>
          <table:table-cell table:style-name="ce11" table:number-columns-repeated="2"/>
          <table:table-cell table:style-name="ce12" office:value-type="string" calcext:value-type="string">
            <text:p>SBC abs,X</text:p>
          </table:table-cell>
          <table:table-cell table:style-name="ce12" office:value-type="string" calcext:value-type="string">
            <text:p>INC abs,X</text:p>
          </table:table-cell>
        </table:table-row>
        <table:table-row table:style-name="ro1" table:number-rows-repeated="104855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/00/0000</text:date>, <text:time style:data-style-name="N2" text:time-value="22:35:23.7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3-11-26T15:49:07.855000000</dc:date>
    <meta:editing-duration>P57DT21H24M15S</meta:editing-duration>
    <meta:editing-cycles>37</meta:editing-cycles>
    <meta:generator>LibreOffice/7.5.4.2$Windows_X86_64 LibreOffice_project/36ccfdc35048b057fd9854c757a8b67ec53977b6</meta:generator>
    <meta:document-statistic meta:table-count="3" meta:cell-count="1213" meta:object-count="0"/>
  </office:meta>
</office:document-meta>
</file>